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7C000008002D2467D1CC93010F.png" manifest:media-type="image/png"/>
  <manifest:file-entry manifest:full-path="Pictures/1000020100000800000004805905FB982ECDC210.png" manifest:media-type="image/png"/>
  <manifest:file-entry manifest:full-path="Pictures/10000000000004B000000274F8BA314F6DCBC458.png" manifest:media-type="image/png"/>
  <manifest:file-entry manifest:full-path="Pictures/10000000000004B000000274FC951D7F49532CDF.png" manifest:media-type="image/png"/>
  <manifest:file-entry manifest:full-path="Pictures/100002010000063D000008004653DA76F8BEF4C7.png" manifest:media-type="image/png"/>
  <manifest:file-entry manifest:full-path="Pictures/10000201000000FC0000006086953BA12E07E1B0.png" manifest:media-type="image/png"/>
  <manifest:file-entry manifest:full-path="Pictures/10000201000000FC00000060832F94797447D8D9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Jost" svg:font-family="Jost"/>
    <style:font-face style:name="Ubuntu" svg:font-family="Ubuntu"/>
    <style:font-face style:name="Ubuntu Medium" svg:font-family="'Ubuntu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draw:fit-to-contour="true" fo:min-height="8.287cm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4__5f_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2" style:family="presentation" style:parent-style-name="_34__5f_Title_20_and_20_Content-outline1">
      <style:graphic-properties draw:stroke="none" svg:stroke-width="0cm" draw:fill="none" draw:textarea-vertical-align="top" draw:auto-grow-height="false" draw:fit-to-size="shrink-to-fit" style:shrink-to-fit="true" fo:min-height="8.036cm" fo:padding-top="0.127cm" fo:padding-bottom="0.127cm" fo:padding-left="0.254cm" fo:padding-right="0.254cm" fo:wrap-option="wrap"/>
    </style:style>
    <style:style style:name="pr3" style:family="presentation" style:parent-style-name="_34__5f_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_34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CUSTOM_5f_2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1-title" style:list-style-name="L8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7" style:family="presentation" style:parent-style-name="TITLE_5f_1-title" style:list-style-name="L9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8" style:family="presentation" style:parent-style-name="TITLE_5f_1-subtitle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pr9" style:family="presentation" style:parent-style-name="TITLE_5f_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CUSTOM_5f_1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11" style:family="presentation" style:parent-style-name="CUSTOM_5f_1-subtitle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pr12" style:family="presentation" style:parent-style-name="CUSTOM_5f_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ONLY_5f_1-title" style:list-style-name="L12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pr14" style:family="presentation" style:parent-style-name="TITLE_5f_ONLY_5f_1-outline1" style:list-style-name="L13">
      <style:graphic-properties draw:stroke="none" svg:stroke-width="0cm" draw:fill="none" draw:textarea-vertical-align="top" draw:auto-grow-height="true" draw:fit-to-size="false" style:shrink-to-fit="false" fo:min-height="8.036cm" fo:padding-top="0cm" fo:padding-bottom="0cm" fo:padding-left="0cm" fo:padding-right="0cm" fo:wrap-option="wrap"/>
    </style:style>
    <style:style style:name="pr15" style:family="presentation" style:parent-style-name="TITLE_5f_ONLY_5f_1-outline1" style:list-style-name="L13">
      <style:graphic-properties draw:stroke="none" svg:stroke-width="0cm" draw:fill="none" draw:textarea-vertical-align="top" draw:auto-grow-height="true" draw:fit-to-size="false" style:shrink-to-fit="false" fo:min-height="8.036cm" fo:padding-top="0cm" fo:padding-bottom="0cm" fo:padding-left="0cm" fo:padding-right="0cm" fo:wrap-option="wrap"/>
    </style:style>
    <style:style style:name="pr16" style:family="presentation" style:parent-style-name="TITLE_5f_ONLY_5f_1-outline1" style:list-style-name="L13">
      <style:graphic-properties draw:stroke="none" svg:stroke-width="0cm" draw:fill="none" draw:textarea-vertical-align="top" draw:auto-grow-height="true" draw:fit-to-size="false" style:shrink-to-fit="false" fo:min-height="8.036cm" fo:padding-top="0cm" fo:padding-bottom="0cm" fo:padding-left="0cm" fo:padding-right="0cm" fo:wrap-option="wrap"/>
    </style:style>
    <style:style style:name="pr17" style:family="presentation" style:parent-style-name="TITLE_5f_ONLY_5f_1-outline1" style:list-style-name="L13">
      <style:graphic-properties draw:stroke="none" svg:stroke-width="0cm" draw:fill="none" draw:textarea-vertical-align="top" draw:auto-grow-height="true" draw:fit-to-size="false" style:shrink-to-fit="false" fo:min-height="8.036cm" fo:padding-top="0cm" fo:padding-bottom="0cm" fo:padding-left="0cm" fo:padding-right="0cm" fo:wrap-option="wrap"/>
    </style:style>
    <style:style style:name="pr18" style:family="presentation" style:parent-style-name="TITLE_5f_ONLY_5f_1-outline1" style:list-style-name="L13">
      <style:graphic-properties draw:stroke="none" svg:stroke-width="0cm" draw:fill="none" draw:textarea-vertical-align="top" draw:auto-grow-height="true" draw:fit-to-size="false" style:shrink-to-fit="false" fo:min-height="8.036cm" fo:padding-top="0cm" fo:padding-bottom="0cm" fo:padding-left="0cm" fo:padding-right="0cm" fo:wrap-option="wrap"/>
    </style:style>
    <style:style style:name="pr19" style:family="presentation" style:parent-style-name="TITLE_5f_ONLY_5f_1-title" style:list-style-name="L14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20" style:family="presentation" style:parent-style-name="TITLE_5f_ONLY_5f_1-title" style:list-style-name="L14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21" style:family="presentation" style:parent-style-name="TITLE_5f_ONLY_5f_1-title" style:list-style-name="L14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22" style:family="presentation" style:parent-style-name="TITLE_5f_ONLY_5f_1-title" style:list-style-name="L14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23" style:family="presentation" style:parent-style-name="TITLE_5f_ONLY_5f_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MAIN_5f_POINT_5f_1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25" style:family="presentation" style:parent-style-name="MAIN_5f_POINT_5f_1-outline1" style:list-style-name="L16">
      <style:graphic-properties draw:stroke="none" svg:stroke-width="0cm" draw:fill="none" draw:textarea-vertical-align="top" draw:auto-grow-height="true" draw:fit-to-size="false" style:shrink-to-fit="false" fo:min-height="8.036cm" fo:padding-top="0cm" fo:padding-bottom="0cm" fo:padding-left="0cm" fo:padding-right="0cm" fo:wrap-option="wrap"/>
    </style:style>
    <style:style style:name="pr26" style:family="presentation" style:parent-style-name="MAIN_5f_POINT_5f_1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27" style:family="presentation" style:parent-style-name="MAIN_5f_POINT_5f_1-outline1" style:list-style-name="L16">
      <style:graphic-properties draw:stroke="none" svg:stroke-width="0cm" draw:fill="none" draw:textarea-vertical-align="top" draw:auto-grow-height="true" draw:fit-to-size="false" style:shrink-to-fit="false" fo:min-height="8.036cm" fo:padding-top="0cm" fo:padding-bottom="0cm" fo:padding-left="0cm" fo:padding-right="0cm" fo:wrap-option="wrap"/>
    </style:style>
    <style:style style:name="pr28" style:family="presentation" style:parent-style-name="MAIN_5f_POINT_5f_1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29" style:family="presentation" style:parent-style-name="MAIN_5f_POINT_5f_1-outline1" style:list-style-name="L16">
      <style:graphic-properties draw:stroke="none" svg:stroke-width="0cm" draw:fill="none" draw:textarea-vertical-align="top" draw:auto-grow-height="true" draw:fit-to-size="false" style:shrink-to-fit="false" fo:min-height="8.036cm" fo:padding-top="0cm" fo:padding-bottom="0cm" fo:padding-left="0cm" fo:padding-right="0cm" fo:wrap-option="wrap"/>
    </style:style>
    <style:style style:name="pr30" style:family="presentation" style:parent-style-name="MAIN_5f_POINT_5f_1-title" style:list-style-name="L17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31" style:family="presentation" style:parent-style-name="MAIN_5f_POINT_5f_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MAIN_5f_POINT_5f_1_5f_1-title" style:list-style-name="L17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33" style:family="presentation" style:parent-style-name="MAIN_5f_POINT_5f_1_5f_1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34" style:family="presentation" style:parent-style-name="MAIN_5f_POINT_5f_1_5f_1-outline1" style:list-style-name="L16">
      <style:graphic-properties draw:stroke="none" svg:stroke-width="0cm" draw:fill="none" draw:textarea-vertical-align="top" draw:auto-grow-height="true" draw:fit-to-size="false" style:shrink-to-fit="false" fo:min-height="8.036cm" fo:padding-top="0cm" fo:padding-bottom="0cm" fo:padding-left="0cm" fo:padding-right="0cm" fo:wrap-option="wrap"/>
    </style:style>
    <style:style style:name="pr35" style:family="presentation" style:parent-style-name="MAIN_5f_POINT_5f_1_5f_1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36" style:family="presentation" style:parent-style-name="MAIN_5f_POINT_5f_1_5f_1-outline1" style:list-style-name="L16">
      <style:graphic-properties draw:stroke="none" svg:stroke-width="0cm" draw:fill="none" draw:textarea-vertical-align="top" draw:auto-grow-height="true" draw:fit-to-size="false" style:shrink-to-fit="false" fo:min-height="8.036cm" fo:padding-top="0cm" fo:padding-bottom="0cm" fo:padding-left="0cm" fo:padding-right="0cm" fo:wrap-option="wrap"/>
    </style:style>
    <style:style style:name="pr37" style:family="presentation" style:parent-style-name="MAIN_5f_POINT_5f_1_5f_1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38" style:family="presentation" style:parent-style-name="MAIN_5f_POINT_5f_1_5f_1-outline1" style:list-style-name="L16">
      <style:graphic-properties draw:stroke="none" svg:stroke-width="0cm" draw:fill="none" draw:textarea-vertical-align="top" draw:auto-grow-height="true" draw:fit-to-size="false" style:shrink-to-fit="false" fo:min-height="8.036cm" fo:padding-top="0cm" fo:padding-bottom="0cm" fo:padding-left="0cm" fo:padding-right="0cm" fo:wrap-option="wrap"/>
    </style:style>
    <style:style style:name="pr39" style:family="presentation" style:parent-style-name="MAIN_5f_POINT_5f_1_5f_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CUSTOM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41" style:family="presentation" style:parent-style-name="CUSTOM-title" style:list-style-name="L18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42" style:family="presentation" style:parent-style-name="CUSTOM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TITLE_5f_1_5f_1_5f_1-title" style:list-style-name="L17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44" style:family="presentation" style:parent-style-name="TITLE_5f_1_5f_1_5f_1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45" style:family="presentation" style:parent-style-name="TITLE_5f_1_5f_1_5f_1-outline1" style:list-style-name="L16">
      <style:graphic-properties draw:stroke="none" svg:stroke-width="0cm" draw:fill="none" draw:textarea-vertical-align="top" draw:auto-grow-height="true" draw:fit-to-size="false" style:shrink-to-fit="false" fo:min-height="8.036cm" fo:padding-top="0cm" fo:padding-bottom="0cm" fo:padding-left="0cm" fo:padding-right="0cm" fo:wrap-option="wrap"/>
    </style:style>
    <style:style style:name="pr46" style:family="presentation" style:parent-style-name="TITLE_5f_1_5f_1_5f_1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47" style:family="presentation" style:parent-style-name="TITLE_5f_1_5f_1_5f_1-outline1" style:list-style-name="L16">
      <style:graphic-properties draw:stroke="none" svg:stroke-width="0cm" draw:fill="none" draw:textarea-vertical-align="top" draw:auto-grow-height="true" draw:fit-to-size="false" style:shrink-to-fit="false" fo:min-height="8.036cm" fo:padding-top="0cm" fo:padding-bottom="0cm" fo:padding-left="0cm" fo:padding-right="0cm" fo:wrap-option="wrap"/>
    </style:style>
    <style:style style:name="pr48" style:family="presentation" style:parent-style-name="TITLE_5f_1_5f_1_5f_1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49" style:family="presentation" style:parent-style-name="TITLE_5f_1_5f_1_5f_1-outline1" style:list-style-name="L16">
      <style:graphic-properties draw:stroke="none" svg:stroke-width="0cm" draw:fill="none" draw:textarea-vertical-align="top" draw:auto-grow-height="true" draw:fit-to-size="false" style:shrink-to-fit="false" fo:min-height="8.036cm" fo:padding-top="0cm" fo:padding-bottom="0cm" fo:padding-left="0cm" fo:padding-right="0cm" fo:wrap-option="wrap"/>
    </style:style>
    <style:style style:name="pr50" style:family="presentation" style:parent-style-name="TITLE_5f_1_5f_1_5f_1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51" style:family="presentation" style:parent-style-name="TITLE_5f_1_5f_1_5f_1-outline1" style:list-style-name="L16">
      <style:graphic-properties draw:stroke="none" svg:stroke-width="0cm" draw:fill="none" draw:textarea-vertical-align="top" draw:auto-grow-height="true" draw:fit-to-size="false" style:shrink-to-fit="false" fo:min-height="8.036cm" fo:padding-top="0cm" fo:padding-bottom="0cm" fo:padding-left="0cm" fo:padding-right="0cm" fo:wrap-option="wrap"/>
    </style:style>
    <style:style style:name="pr52" style:family="presentation" style:parent-style-name="TITLE_5f_1_5f_1_5f_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3" style:family="presentation" style:parent-style-name="CUSTOM_5f_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1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.212cm" fo:margin-bottom="0cm" fo:line-height="11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Ubuntu" fo:font-size="42pt" fo:letter-spacing="normal" fo:font-style="normal" style:text-underline-style="none" fo:font-weight="bold" style:font-name-asian="Ubuntu" style:font-size-asian="42pt" style:font-style-asian="normal" style:font-weight-asian="bold" style:font-name-complex="Ubuntu" style:font-size-complex="42pt" style:font-style-complex="normal" style:font-weight-complex="bold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fafafa" style:text-line-through-style="none" style:text-line-through-type="none" style:text-position="0% 100%" style:font-name="Ubuntu" fo:font-size="18pt" fo:letter-spacing="normal" fo:font-style="normal" style:text-underline-style="none" fo:font-weight="bold" style:font-name-asian="Ubuntu" style:font-size-asian="18pt" style:font-style-asian="normal" style:font-weight-asian="bold" style:font-name-complex="Ubuntu" style:font-size-complex="18pt" style:font-style-complex="normal" style:font-weight-complex="bold"/>
    </style:style>
    <style:style style:name="P10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881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881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171717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Ubuntu" fo:font-size="28pt" fo:letter-spacing="normal" fo:font-style="normal" style:text-underline-style="none" fo:font-weight="bold" style:font-name-asian="Ubuntu" style:font-size-asian="28pt" style:font-style-asian="normal" style:font-weight-asian="bold" style:font-name-complex="Ubuntu" style:font-size-complex="28pt" style:font-style-complex="normal" style:font-weight-complex="bold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6adc7" style:text-line-through-style="none" style:text-line-through-type="none" style:text-position="0% 100%" style:font-name="Ubuntu" fo:font-size="40pt" fo:letter-spacing="normal" fo:font-style="normal" style:text-underline-style="none" fo:font-weight="bold" style:font-name-asian="Ubuntu" style:font-size-asian="40pt" style:font-style-asian="normal" style:font-weight-asian="bold" style:font-name-complex="Ubuntu" style:font-size-complex="40pt" style:font-style-complex="normal" style:font-weight-complex="bold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Ubuntu Medium" fo:font-size="16pt" fo:letter-spacing="normal" fo:font-style="normal" style:text-underline-style="none" fo:font-weight="normal" style:font-name-asian="Ubuntu Medium" style:font-size-asian="16pt" style:font-style-asian="normal" style:font-weight-asian="normal" style:font-name-complex="Ubuntu Medium" style:font-size-complex="16pt" style:font-style-complex="normal" style:font-weight-complex="normal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Ubuntu" fo:font-size="12pt" fo:letter-spacing="normal" fo:font-style="normal" style:text-underline-style="none" fo:font-weight="normal" style:font-name-asian="Ubuntu" style:font-size-asian="12pt" style:font-style-asian="normal" style:font-weight-asian="normal" style:font-name-complex="Ubuntu" style:font-size-complex="12pt" style:font-style-complex="normal" style:font-weight-complex="normal"/>
    </style:style>
    <style:style style:name="P19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Ubuntu Medium" fo:font-size="20pt" fo:letter-spacing="normal" fo:font-style="normal" style:text-underline-style="none" fo:font-weight="normal" style:font-name-asian="Ubuntu Medium" style:font-size-asian="20pt" style:font-style-asian="normal" style:font-weight-asian="normal" style:font-name-complex="Ubuntu Medium" style:font-size-complex="20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Ubuntu" fo:font-size="28pt" fo:letter-spacing="normal" fo:font-style="normal" style:text-underline-style="none" fo:font-weight="bold" style:font-name-asian="Ubuntu" style:font-size-asian="28pt" style:font-style-asian="normal" style:font-weight-asian="bold" style:font-name-complex="Ubuntu" style:font-size-complex="28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Ubuntu" fo:font-size="60pt" fo:letter-spacing="normal" fo:font-style="normal" style:text-underline-style="none" fo:font-weight="bold" style:font-name-asian="Ubuntu" style:font-size-asian="60pt" style:font-style-asian="normal" style:font-weight-asian="bold" style:font-name-complex="Ubuntu" style:font-size-complex="6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Ubuntu" fo:font-size="42pt" fo:letter-spacing="normal" fo:font-style="normal" style:text-underline-style="none" fo:font-weight="bold" style:font-name-asian="Ubuntu" style:font-size-asian="42pt" style:font-style-asian="normal" style:font-weight-asian="bold" style:font-name-complex="Ubuntu" style:font-size-complex="4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4285f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6cm" text:min-label-width="0.6cm"/>
        <style:text-properties fo:color="#fafaf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fo:color="#fafaf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-0.6cm" text:min-label-width="0.6cm"/>
        <style:text-properties fo:color="#17171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-0.6cm" text:min-label-width="0.6cm"/>
        <style:text-properties fo:color="#06adc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89cm" text:min-label-width="0.881cm"/>
        <style:text-properties style:font-name="Ubuntu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-0.6cm" text:min-label-width="0.6cm"/>
        <style:text-properties style:font-name="Ubuntu" fo:color="#06adc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424cm" text:min-label-width="0.846cm"/>
        <style:text-properties style:font-name="Ubuntu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READ ME" draw:style-name="dp1" draw:master-page-name="_34__5f_Title_20_and_20_Content">
        <draw:frame draw:name="Google Shape;100;p12" presentation:style-name="pr1" draw:text-style-name="P2" draw:layer="layout" svg:width="22.33cm" svg:height="2.761cm" svg:x="1.376cm" svg:y="0.365cm" presentation:class="title" presentation:user-transformed="true">
          <draw:text-box>
            <text:p text:style-name="P1"><text:span text:style-name="T1">READ ME</text:span></text:p>
          </draw:text-box>
        </draw:frame>
        <draw:frame draw:name="Google Shape;101;p12" presentation:style-name="pr2" draw:text-style-name="P4" draw:layer="layout" svg:width="22.33cm" svg:height="9.236cm" svg:x="1.376cm" svg:y="3.545cm" presentation:class="outline" presentation:user-transformed="true">
          <draw:text-box>
            <text:p text:style-name="P3"><text:span text:style-name="T2">This template provides a look and feel and format from which to present about The Falco Project. Please make a copy of this deck and then edit it. Thank you.</text:span></text:p>
          </draw:text-box>
        </draw:frame>
        <presentation:notes draw:style-name="dp2">
          <draw:page-thumbnail draw:name="Google Shape;96;g22d53b051a2_4_23:notes" draw:style-name="gr1" draw:layer="layout" svg:width="15.239cm" svg:height="8.572cm" svg:x="1.905cm" svg:y="3.175cm" draw:page-number="1" presentation:class="page"/>
          <draw:frame draw:name="Google Shape;97;g22d53b051a2_4_23:notes" presentation:style-name="pr3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98;g22d53b051a2_4_23:notes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" draw:style-name="dp3" draw:master-page-name="CUSTOM_5f_2">
        <presentation:notes draw:style-name="dp2">
          <draw:page-thumbnail draw:name="Google Shape;103;g22d53b051a2_1_13:notes" draw:style-name="gr1" draw:layer="layout" svg:width="16.932cm" svg:height="9.524cm" svg:x="1.059cm" svg:y="1.905cm" draw:page-number="2" presentation:class="page"/>
          <draw:frame draw:name="Google Shape;104;g22d53b051a2_1_13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26.978cm" svg:y="0cm">
          <dc:creator>Jennifer Pospishek</dc:creator>
          <dc:date>2023-04-13T21:52:06.174000000</dc:date>
          <text:p>I am not able to make changes to this slide - I have some additional notes I would like to add.</text:p>
        </officeooo:annotation>
      </draw:page>
      <draw:page draw:name="page3" draw:style-name="dp3" draw:master-page-name="TITLE_5f_1">
        <draw:frame draw:name="Google Shape;110;p14" presentation:style-name="pr6" draw:text-style-name="P8" draw:layer="layout" svg:width="15.967cm" svg:height="3.752cm" svg:x="1.058cm" svg:y="4.39cm" presentation:class="title" presentation:placeholder="true" presentation:user-transformed="true">
          <draw:text-box/>
        </draw:frame>
        <draw:frame draw:name="Google Shape;111;p14" presentation:style-name="pr7" draw:text-style-name="P9" draw:layer="layout" svg:width="10.664cm" svg:height="0.745cm" svg:x="1.058cm" svg:y="9.772cm" presentation:class="title" presentation:placeholder="true" presentation:user-transformed="true">
          <draw:text-box/>
        </draw:frame>
        <draw:frame draw:name="Google Shape;112;p14" presentation:style-name="pr8" draw:text-style-name="P10" draw:layer="layout" svg:width="10.664cm" svg:height="0.66cm" svg:x="1.058cm" svg:y="10.789cm" presentation:class="subtitle" presentation:placeholder="true" presentation:user-transformed="true">
          <draw:text-box/>
        </draw:frame>
        <presentation:notes draw:style-name="dp2">
          <draw:page-thumbnail draw:name="Google Shape;107;g21ffb0415e5_0_98:notes" draw:style-name="gr1" draw:layer="layout" svg:width="16.932cm" svg:height="9.524cm" svg:x="1.059cm" svg:y="1.905cm" draw:page-number="3" presentation:class="page"/>
          <draw:frame draw:name="Google Shape;108;g21ffb0415e5_0_98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vider slide" draw:style-name="dp3" draw:master-page-name="CUSTOM_5f_1">
        <draw:frame draw:name="Google Shape;117;p15" presentation:style-name="pr10" draw:text-style-name="P2" draw:layer="layout" svg:width="14.923cm" svg:height="1.092cm" svg:x="1.058cm" svg:y="5.719cm" presentation:class="title" presentation:user-transformed="true">
          <draw:text-box>
            <text:p text:style-name="P11"><text:span text:style-name="T1">Divider slide</text:span></text:p>
          </draw:text-box>
        </draw:frame>
        <draw:frame draw:name="Google Shape;118;p15" presentation:style-name="pr11" draw:text-style-name="P12" draw:layer="layout" svg:width="14.923cm" svg:height="1.332cm" svg:x="1.058cm" svg:y="7.236cm" presentation:class="subtitle" presentation:placeholder="true" presentation:user-transformed="true">
          <draw:text-box/>
        </draw:frame>
        <presentation:notes draw:style-name="dp2">
          <draw:page-thumbnail draw:name="Google Shape;114;g22d53b051a2_0_17:notes" draw:style-name="gr1" draw:layer="layout" svg:width="16.932cm" svg:height="9.524cm" svg:x="1.059cm" svg:y="1.905cm" draw:page-number="4" presentation:class="page"/>
          <draw:frame draw:name="Google Shape;115;g22d53b051a2_0_17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ONLY_5f_1">
        <draw:frame draw:name="Google Shape;123;p16" presentation:style-name="pr13" draw:text-style-name="P13" draw:layer="layout" svg:width="9.115cm" svg:height="1.092cm" svg:x="1.058cm" svg:y="4.2cm" presentation:class="title" presentation:placeholder="true" presentation:user-transformed="true">
          <draw:text-box/>
        </draw:frame>
        <draw:frame draw:name="Google Shape;124;p16" presentation:style-name="pr14" draw:text-style-name="P14" draw:layer="layout" svg:width="9.115cm" svg:height="8.036cm" svg:x="1.058cm" svg:y="5.928cm" presentation:class="outline" presentation:placeholder="true" presentation:user-transformed="true">
          <draw:text-box/>
        </draw:frame>
        <draw:frame draw:name="Google Shape;125;p16" presentation:style-name="pr15" draw:text-style-name="P14" draw:layer="layout" svg:width="5.478cm" svg:height="8.036cm" svg:x="12.2cm" svg:y="3.473cm" presentation:class="outline" presentation:placeholder="true" presentation:user-transformed="true">
          <draw:text-box/>
        </draw:frame>
        <draw:frame draw:name="Google Shape;126;p16" presentation:style-name="pr16" draw:text-style-name="P14" draw:layer="layout" svg:width="5.478cm" svg:height="8.036cm" svg:x="18.863cm" svg:y="3.473cm" presentation:class="outline" presentation:placeholder="true" presentation:user-transformed="true">
          <draw:text-box/>
        </draw:frame>
        <draw:frame draw:name="Google Shape;127;p16" presentation:style-name="pr17" draw:text-style-name="P14" draw:layer="layout" svg:width="5.478cm" svg:height="8.036cm" svg:x="12.2cm" svg:y="9.559cm" presentation:class="outline" presentation:placeholder="true" presentation:user-transformed="true">
          <draw:text-box/>
        </draw:frame>
        <draw:frame draw:name="Google Shape;128;p16" presentation:style-name="pr18" draw:text-style-name="P14" draw:layer="layout" svg:width="5.478cm" svg:height="8.036cm" svg:x="18.863cm" svg:y="9.559cm" presentation:class="outline" presentation:placeholder="true" presentation:user-transformed="true">
          <draw:text-box/>
        </draw:frame>
        <draw:frame draw:name="Google Shape;129;p16" presentation:style-name="pr19" draw:text-style-name="P15" draw:layer="layout" svg:width="5.478cm" svg:height="1.727cm" svg:x="12.2cm" svg:y="1.744cm" presentation:class="title" presentation:placeholder="true" presentation:user-transformed="true">
          <draw:text-box/>
        </draw:frame>
        <draw:frame draw:name="Google Shape;130;p16" presentation:style-name="pr20" draw:text-style-name="P15" draw:layer="layout" svg:width="5.478cm" svg:height="1.727cm" svg:x="18.738cm" svg:y="1.744cm" presentation:class="title" presentation:placeholder="true" presentation:user-transformed="true">
          <draw:text-box/>
        </draw:frame>
        <draw:frame draw:name="Google Shape;131;p16" presentation:style-name="pr21" draw:text-style-name="P15" draw:layer="layout" svg:width="5.478cm" svg:height="1.727cm" svg:x="12.2cm" svg:y="7.83cm" presentation:class="title" presentation:placeholder="true" presentation:user-transformed="true">
          <draw:text-box/>
        </draw:frame>
        <draw:frame draw:name="Google Shape;132;p16" presentation:style-name="pr22" draw:text-style-name="P15" draw:layer="layout" svg:width="5.478cm" svg:height="1.727cm" svg:x="18.738cm" svg:y="7.83cm" presentation:class="title" presentation:placeholder="true" presentation:user-transformed="true">
          <draw:text-box/>
        </draw:frame>
        <presentation:notes draw:style-name="dp2">
          <draw:page-thumbnail draw:name="Google Shape;120;g21ffb0415e5_0_140:notes" draw:style-name="gr1" draw:layer="layout" svg:width="16.932cm" svg:height="9.524cm" svg:x="1.059cm" svg:y="1.905cm" draw:page-number="5" presentation:class="page"/>
          <draw:frame draw:name="Google Shape;121;g21ffb0415e5_0_140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MAIN_5f_POINT_5f_1">
        <draw:frame draw:name="Google Shape;137;p17" draw:style-name="gr2" draw:text-style-name="P16" draw:layer="layout" svg:width="1.827cm" svg:height="1.827cm" svg:x="1.693cm" svg:y="3.949cm" presentation:class="graphic" presentation:placeholder="true" presentation:user-transformed="true"/>
        <draw:frame draw:name="Google Shape;138;p17" presentation:style-name="pr24" draw:text-style-name="P17" draw:layer="layout" svg:width="5.907cm" svg:height="1.346cm" svg:x="1.693cm" svg:y="6.201cm" presentation:class="title" presentation:placeholder="true" presentation:user-transformed="true">
          <draw:text-box/>
        </draw:frame>
        <draw:frame draw:name="Google Shape;139;p17" presentation:style-name="pr25" draw:text-style-name="P18" draw:layer="layout" svg:width="5.907cm" svg:height="8.036cm" svg:x="1.693cm" svg:y="7.678cm" presentation:class="outline" presentation:placeholder="true" presentation:user-transformed="true">
          <draw:text-box/>
        </draw:frame>
        <draw:frame draw:name="Google Shape;140;p17" draw:style-name="gr2" draw:text-style-name="P16" draw:layer="layout" svg:width="1.827cm" svg:height="1.827cm" svg:x="9.727cm" svg:y="3.949cm" presentation:class="graphic" presentation:placeholder="true" presentation:user-transformed="true"/>
        <draw:frame draw:name="Google Shape;141;p17" presentation:style-name="pr26" draw:text-style-name="P17" draw:layer="layout" svg:width="5.907cm" svg:height="1.346cm" svg:x="9.727cm" svg:y="6.201cm" presentation:class="title" presentation:placeholder="true" presentation:user-transformed="true">
          <draw:text-box/>
        </draw:frame>
        <draw:frame draw:name="Google Shape;142;p17" presentation:style-name="pr27" draw:text-style-name="P18" draw:layer="layout" svg:width="5.907cm" svg:height="8.036cm" svg:x="9.727cm" svg:y="7.678cm" presentation:class="outline" presentation:placeholder="true" presentation:user-transformed="true">
          <draw:text-box/>
        </draw:frame>
        <draw:frame draw:name="Google Shape;143;p17" draw:style-name="gr2" draw:text-style-name="P16" draw:layer="layout" svg:width="1.827cm" svg:height="1.827cm" svg:x="17.761cm" svg:y="3.949cm" presentation:class="graphic" presentation:placeholder="true" presentation:user-transformed="true"/>
        <draw:frame draw:name="Google Shape;144;p17" presentation:style-name="pr28" draw:text-style-name="P17" draw:layer="layout" svg:width="5.907cm" svg:height="1.346cm" svg:x="17.761cm" svg:y="6.201cm" presentation:class="title" presentation:placeholder="true" presentation:user-transformed="true">
          <draw:text-box/>
        </draw:frame>
        <draw:frame draw:name="Google Shape;145;p17" presentation:style-name="pr29" draw:text-style-name="P18" draw:layer="layout" svg:width="5.907cm" svg:height="8.036cm" svg:x="17.761cm" svg:y="7.678cm" presentation:class="outline" presentation:placeholder="true" presentation:user-transformed="true">
          <draw:text-box/>
        </draw:frame>
        <draw:frame draw:name="Google Shape;146;p17" presentation:style-name="pr30" draw:text-style-name="P13" draw:layer="layout" svg:width="23.282cm" svg:height="1.203cm" svg:x="1.058cm" svg:y="1cm" presentation:class="title" presentation:placeholder="true" presentation:user-transformed="true">
          <draw:text-box/>
        </draw:frame>
        <presentation:notes draw:style-name="dp2">
          <draw:page-thumbnail draw:name="Google Shape;134;g21ffb0415e5_0_115:notes" draw:style-name="gr1" draw:layer="layout" svg:width="16.932cm" svg:height="9.524cm" svg:x="1.059cm" svg:y="1.905cm" draw:page-number="6" presentation:class="page"/>
          <draw:frame draw:name="Google Shape;135;g21ffb0415e5_0_115:notes" presentation:style-name="pr3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MAIN_5f_POINT_5f_1_5f_1">
        <draw:frame draw:name="Google Shape;151;p18" presentation:style-name="pr32" draw:text-style-name="P13" draw:layer="layout" svg:width="23.282cm" svg:height="1.203cm" svg:x="1.058cm" svg:y="1cm" presentation:class="title" presentation:placeholder="true" presentation:user-transformed="true">
          <draw:text-box/>
        </draw:frame>
        <draw:frame draw:name="Google Shape;152;p18" presentation:style-name="pr33" draw:text-style-name="P17" draw:layer="layout" svg:width="5.907cm" svg:height="1.322cm" svg:x="1.693cm" svg:y="7.683cm" presentation:class="title" presentation:placeholder="true" presentation:user-transformed="true">
          <draw:text-box/>
        </draw:frame>
        <draw:frame draw:name="Google Shape;153;p18" presentation:style-name="pr34" draw:text-style-name="P18" draw:layer="layout" svg:width="5.907cm" svg:height="8.036cm" svg:x="1.693cm" svg:y="9.159cm" presentation:class="outline" presentation:placeholder="true" presentation:user-transformed="true">
          <draw:text-box/>
        </draw:frame>
        <draw:frame draw:name="Google Shape;154;p18" presentation:style-name="pr35" draw:text-style-name="P17" draw:layer="layout" svg:width="5.907cm" svg:height="1.322cm" svg:x="9.727cm" svg:y="7.683cm" presentation:class="title" presentation:placeholder="true" presentation:user-transformed="true">
          <draw:text-box/>
        </draw:frame>
        <draw:frame draw:name="Google Shape;155;p18" presentation:style-name="pr36" draw:text-style-name="P18" draw:layer="layout" svg:width="5.907cm" svg:height="8.036cm" svg:x="9.727cm" svg:y="9.159cm" presentation:class="outline" presentation:placeholder="true" presentation:user-transformed="true">
          <draw:text-box/>
        </draw:frame>
        <draw:frame draw:name="Google Shape;156;p18" presentation:style-name="pr37" draw:text-style-name="P17" draw:layer="layout" svg:width="5.907cm" svg:height="1.322cm" svg:x="17.761cm" svg:y="7.683cm" presentation:class="title" presentation:placeholder="true" presentation:user-transformed="true">
          <draw:text-box/>
        </draw:frame>
        <draw:frame draw:name="Google Shape;157;p18" presentation:style-name="pr38" draw:text-style-name="P18" draw:layer="layout" svg:width="5.907cm" svg:height="8.036cm" svg:x="17.761cm" svg:y="9.159cm" presentation:class="outline" presentation:placeholder="true" presentation:user-transformed="true">
          <draw:text-box/>
        </draw:frame>
        <draw:frame draw:name="Google Shape;158;p18" draw:style-name="gr2" draw:text-style-name="P16" draw:layer="layout" svg:width="7.215cm" svg:height="3.742cm" svg:x="1.058cm" svg:y="3.314cm" presentation:class="graphic" presentation:placeholder="true" presentation:user-transformed="true"/>
        <draw:frame draw:name="Google Shape;159;p18" draw:style-name="gr2" draw:text-style-name="P16" draw:layer="layout" svg:width="7.215cm" svg:height="3.742cm" svg:x="9.092cm" svg:y="3.314cm" presentation:class="graphic" presentation:placeholder="true" presentation:user-transformed="true"/>
        <draw:frame draw:name="Google Shape;160;p18" draw:style-name="gr2" draw:text-style-name="P16" draw:layer="layout" svg:width="7.215cm" svg:height="3.742cm" svg:x="17.107cm" svg:y="3.314cm" presentation:class="graphic" presentation:placeholder="true" presentation:user-transformed="true"/>
        <presentation:notes draw:style-name="dp2">
          <draw:page-thumbnail draw:name="Google Shape;148;g22d53b051a2_0_85:notes" draw:style-name="gr1" draw:layer="layout" svg:width="16.932cm" svg:height="9.524cm" svg:x="1.059cm" svg:y="1.905cm" draw:page-number="7" presentation:class="page"/>
          <draw:frame draw:name="Google Shape;149;g22d53b051a2_0_85:notes" presentation:style-name="pr3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xt" draw:style-name="dp3" draw:master-page-name="CUSTOM">
        <draw:frame draw:name="Google Shape;165;p19" presentation:style-name="pr40" draw:text-style-name="P19" draw:layer="layout" svg:width="9.091cm" svg:height="2.693cm" svg:x="1.058cm" svg:y="4.953cm" presentation:class="title" presentation:user-transformed="true">
          <draw:text-box>
            <text:p text:style-name="P11"><text:span text:style-name="T4">Text</text:span></text:p>
          </draw:text-box>
        </draw:frame>
        <draw:frame draw:name="Google Shape;166;p19" presentation:style-name="pr41" draw:text-style-name="P20" draw:layer="layout" svg:width="9.5cm" svg:height="1.687cm" svg:x="1.058cm" svg:y="7.647cm" presentation:class="title" presentation:placeholder="true" presentation:user-transformed="true">
          <draw:text-box/>
        </draw:frame>
        <draw:frame draw:name="Google Shape;167;p19" draw:style-name="gr2" draw:text-style-name="P16" draw:layer="layout" svg:width="11.58cm" svg:height="11.208cm" svg:x="12.761cm" svg:y="1.133cm" presentation:class="graphic" presentation:placeholder="true" presentation:user-transformed="true"/>
        <presentation:notes draw:style-name="dp2">
          <draw:page-thumbnail draw:name="Google Shape;162;g21ffb0415e5_0_165:notes" draw:style-name="gr1" draw:layer="layout" svg:width="16.932cm" svg:height="9.524cm" svg:x="1.059cm" svg:y="1.905cm" draw:page-number="8" presentation:class="page"/>
          <draw:frame draw:name="Google Shape;163;g21ffb0415e5_0_165:notes" presentation:style-name="pr4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_5f_1_5f_1_5f_1">
        <draw:frame draw:name="Google Shape;172;p20" presentation:style-name="pr43" draw:text-style-name="P13" draw:layer="layout" svg:width="23.282cm" svg:height="1.203cm" svg:x="1.058cm" svg:y="1cm" presentation:class="title" presentation:placeholder="true" presentation:user-transformed="true">
          <draw:text-box/>
        </draw:frame>
        <draw:frame draw:name="Google Shape;173;p20" presentation:style-name="pr44" draw:text-style-name="P17" draw:layer="layout" svg:width="10.169cm" svg:height="0.814cm" svg:x="1.693cm" svg:y="3.83cm" presentation:class="title" presentation:placeholder="true" presentation:user-transformed="true">
          <draw:text-box/>
        </draw:frame>
        <draw:frame draw:name="Google Shape;174;p20" presentation:style-name="pr45" draw:text-style-name="P18" draw:layer="layout" svg:width="10.169cm" svg:height="8.036cm" svg:x="1.693cm" svg:y="4.857cm" presentation:class="outline" presentation:placeholder="true" presentation:user-transformed="true">
          <draw:text-box/>
        </draw:frame>
        <draw:frame draw:name="Google Shape;175;p20" presentation:style-name="pr46" draw:text-style-name="P17" draw:layer="layout" svg:width="10.169cm" svg:height="0.814cm" svg:x="13.541cm" svg:y="3.83cm" presentation:class="title" presentation:placeholder="true" presentation:user-transformed="true">
          <draw:text-box/>
        </draw:frame>
        <draw:frame draw:name="Google Shape;176;p20" presentation:style-name="pr47" draw:text-style-name="P18" draw:layer="layout" svg:width="10.169cm" svg:height="8.036cm" svg:x="13.541cm" svg:y="4.857cm" presentation:class="outline" presentation:placeholder="true" presentation:user-transformed="true">
          <draw:text-box/>
        </draw:frame>
        <draw:frame draw:name="Google Shape;177;p20" presentation:style-name="pr48" draw:text-style-name="P17" draw:layer="layout" svg:width="10.169cm" svg:height="0.814cm" svg:x="1.693cm" svg:y="8.369cm" presentation:class="title" presentation:placeholder="true" presentation:user-transformed="true">
          <draw:text-box/>
        </draw:frame>
        <draw:frame draw:name="Google Shape;178;p20" presentation:style-name="pr49" draw:text-style-name="P18" draw:layer="layout" svg:width="10.169cm" svg:height="8.036cm" svg:x="1.693cm" svg:y="9.395cm" presentation:class="outline" presentation:placeholder="true" presentation:user-transformed="true">
          <draw:text-box/>
        </draw:frame>
        <draw:frame draw:name="Google Shape;179;p20" presentation:style-name="pr50" draw:text-style-name="P17" draw:layer="layout" svg:width="10.169cm" svg:height="0.814cm" svg:x="13.541cm" svg:y="8.369cm" presentation:class="title" presentation:placeholder="true" presentation:user-transformed="true">
          <draw:text-box/>
        </draw:frame>
        <draw:frame draw:name="Google Shape;180;p20" presentation:style-name="pr51" draw:text-style-name="P18" draw:layer="layout" svg:width="10.169cm" svg:height="8.036cm" svg:x="13.541cm" svg:y="9.395cm" presentation:class="outline" presentation:placeholder="true" presentation:user-transformed="true">
          <draw:text-box/>
        </draw:frame>
        <presentation:notes draw:style-name="dp2">
          <draw:page-thumbnail draw:name="Google Shape;169;g21ffb0415e5_0_128:notes" draw:style-name="gr1" draw:layer="layout" svg:width="16.932cm" svg:height="9.524cm" svg:x="1.059cm" svg:y="1.905cm" draw:page-number="9" presentation:class="page"/>
          <draw:frame draw:name="Google Shape;170;g21ffb0415e5_0_128:notes" presentation:style-name="pr5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!" draw:style-name="dp3" draw:master-page-name="CUSTOM_5f_1">
        <draw:frame draw:name="Google Shape;185;p21" presentation:style-name="pr10" draw:text-style-name="P2" draw:layer="layout" svg:width="14.923cm" svg:height="1.092cm" svg:x="1.058cm" svg:y="5.719cm" presentation:class="title" presentation:user-transformed="true">
          <draw:text-box>
            <text:p text:style-name="P11"><text:span text:style-name="T5">Thank you!</text:span></text:p>
          </draw:text-box>
        </draw:frame>
        <presentation:notes draw:style-name="dp2">
          <draw:page-thumbnail draw:name="Google Shape;182;g22d53b051a2_4_12:notes" draw:style-name="gr1" draw:layer="layout" svg:width="16.932cm" svg:height="9.524cm" svg:x="1.059cm" svg:y="1.905cm" draw:page-number="10" presentation:class="page"/>
          <draw:frame draw:name="Google Shape;183;g22d53b051a2_4_12:notes" presentation:style-name="pr5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Jost" svg:font-family="Jost"/>
    <style:font-face style:name="Ubuntu" svg:font-family="Ubuntu"/>
    <style:font-face style:name="Ubuntu Medium" svg:font-family="'Ubuntu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4__5f_Title_20_and_20_Content-background" style:display-name="4_Title and Content-background" style:family="presentation">
      <style:graphic-properties draw:stroke="none" draw:fill="solid" draw:fill-color="#ffffff"/>
      <style:text-properties style:letter-kerning="true"/>
    </style:style>
    <style:style style:name="_34__5f_Title_20_and_20_Content-backgroundobjects" style:display-name="4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Title_20_and_20_Content-notes" style:display-name="4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Title_20_and_20_Content-outline1" style:display-name="4_Title and Content-outline1" style:family="presentation">
      <style:graphic-properties draw:stroke="none" draw:fill="none" draw:auto-grow-height="false" draw:fit-to-size="shrink-to-fit" style:shrink-to-fit="true">
        <text:list-style style:name="_34__5f_Title_20_and_20_Content-outline1" style:display-name="4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4__5f_Title_20_and_20_Content-outline2" style:display-name="4_Title and Content-outline2" style:family="presentation" style:parent-style-name="_34__5f_Title_20_and_20_Conte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4__5f_Title_20_and_20_Content-outline3" style:display-name="4_Title and Content-outline3" style:family="presentation" style:parent-style-name="_34__5f_Title_20_and_20_Conte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4__5f_Title_20_and_20_Content-outline4" style:display-name="4_Title and Content-outline4" style:family="presentation" style:parent-style-name="_34__5f_Title_20_and_20_Conte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4__5f_Title_20_and_20_Content-outline5" style:display-name="4_Title and Content-outline5" style:family="presentation" style:parent-style-name="_34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6" style:display-name="4_Title and Content-outline6" style:family="presentation" style:parent-style-name="_34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7" style:display-name="4_Title and Content-outline7" style:family="presentation" style:parent-style-name="_34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8" style:display-name="4_Title and Content-outline8" style:family="presentation" style:parent-style-name="_34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9" style:display-name="4_Title and Content-outline9" style:family="presentation" style:parent-style-name="_34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4__5f_Title_20_and_20_Content-subtitle" style:display-name="4_Title and Content-subtitle" style:family="presentation">
      <style:graphic-properties draw:stroke="none" draw:fill="none" draw:textarea-vertical-align="middle">
        <text:list-style style:name="_34__5f_Title_20_and_20_Content-subtitle" style:display-name="4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Title_20_and_20_Content-title" style:display-name="4_Title and Content-title" style:family="presentation">
      <style:graphic-properties draw:stroke="none" draw:fill="none" draw:textarea-vertical-align="middle">
        <text:list-style style:name="_34__5f_Title_20_and_20_Content-title" style:display-name="4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-background" style:display-name="CUSTOM_2-background" style:family="presentation">
      <style:graphic-properties draw:stroke="none" draw:fill="solid" draw:fill-color="#ffffff"/>
      <style:text-properties style:letter-kerning="true"/>
    </style:style>
    <style:style style:name="CUSTOM_5f_2-backgroundobjects" style:display-name="CUSTOM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-notes" style:display-name="CUSTOM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-outline1" style:display-name="CUSTOM_2-outline1" style:family="presentation">
      <style:graphic-properties draw:stroke="none" draw:fill="none" draw:auto-grow-height="false" draw:fit-to-size="shrink-to-fit" style:shrink-to-fit="true">
        <text:list-style style:name="CUSTOM_5f_2-outline1" style:display-name="CUSTOM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-outline2" style:display-name="CUSTOM_2-outline2" style:family="presentation" style:parent-style-name="CUSTOM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3" style:display-name="CUSTOM_2-outline3" style:family="presentation" style:parent-style-name="CUSTOM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4" style:display-name="CUSTOM_2-outline4" style:family="presentation" style:parent-style-name="CUSTOM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5" style:display-name="CUSTOM_2-outline5" style:family="presentation" style:parent-style-name="CUSTOM_5f_2-outline4">
      <style:paragraph-properties fo:margin-top="0.1cm" fo:margin-bottom="0cm"/>
      <style:text-properties fo:font-size="20pt" style:font-size-asian="20pt" style:font-size-complex="20pt"/>
    </style:style>
    <style:style style:name="CUSTOM_5f_2-outline6" style:display-name="CUSTOM_2-outline6" style:family="presentation" style:parent-style-name="CUSTOM_5f_2-outline5">
      <style:paragraph-properties fo:margin-top="0.1cm" fo:margin-bottom="0cm"/>
      <style:text-properties fo:font-size="20pt" style:font-size-asian="20pt" style:font-size-complex="20pt"/>
    </style:style>
    <style:style style:name="CUSTOM_5f_2-outline7" style:display-name="CUSTOM_2-outline7" style:family="presentation" style:parent-style-name="CUSTOM_5f_2-outline6">
      <style:paragraph-properties fo:margin-top="0.1cm" fo:margin-bottom="0cm"/>
      <style:text-properties fo:font-size="20pt" style:font-size-asian="20pt" style:font-size-complex="20pt"/>
    </style:style>
    <style:style style:name="CUSTOM_5f_2-outline8" style:display-name="CUSTOM_2-outline8" style:family="presentation" style:parent-style-name="CUSTOM_5f_2-outline7">
      <style:paragraph-properties fo:margin-top="0.1cm" fo:margin-bottom="0cm"/>
      <style:text-properties fo:font-size="20pt" style:font-size-asian="20pt" style:font-size-complex="20pt"/>
    </style:style>
    <style:style style:name="CUSTOM_5f_2-outline9" style:display-name="CUSTOM_2-outline9" style:family="presentation" style:parent-style-name="CUSTOM_5f_2-outline8">
      <style:paragraph-properties fo:margin-top="0.1cm" fo:margin-bottom="0cm"/>
      <style:text-properties fo:font-size="20pt" style:font-size-asian="20pt" style:font-size-complex="20pt"/>
    </style:style>
    <style:style style:name="CUSTOM_5f_2-subtitle" style:display-name="CUSTOM_2-subtitle" style:family="presentation">
      <style:graphic-properties draw:stroke="none" draw:fill="none" draw:textarea-vertical-align="middle">
        <text:list-style style:name="CUSTOM_5f_2-subtitle" style:display-name="CUSTOM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-title" style:display-name="CUSTOM_2-title" style:family="presentation">
      <style:graphic-properties draw:stroke="none" draw:fill="none" draw:textarea-vertical-align="middle">
        <text:list-style style:name="CUSTOM_5f_2-title" style:display-name="CUSTOM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background" style:display-name="TITLE_1-background" style:family="presentation">
      <style:graphic-properties draw:stroke="none" draw:fill="solid" draw:fill-color="#ffffff"/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shrink-to-fit" style:shrink-to-fit="true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top="0.1cm" fo:margin-bottom="0cm"/>
      <style:text-properties fo:font-size="20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top="0.1cm" fo:margin-bottom="0cm"/>
      <style:text-properties fo:font-size="20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top="0.1cm" fo:margin-bottom="0cm"/>
      <style:text-properties fo:font-size="20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top="0.1cm" fo:margin-bottom="0cm"/>
      <style:text-properties fo:font-size="20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top="0.1cm" fo:margin-bottom="0cm"/>
      <style:text-properties fo:font-size="20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background" style:display-name="CUSTOM_1-background" style:family="presentation">
      <style:graphic-properties draw:stroke="none" draw:fill="solid" draw:fill-color="#ffffff"/>
      <style:text-properties style:letter-kerning="true"/>
    </style:style>
    <style:style style:name="CUSTOM_5f_1-backgroundobjects" style:display-name="CUSTOM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-notes" style:display-name="CUSTOM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-outline1" style:display-name="CUSTOM_1-outline1" style:family="presentation">
      <style:graphic-properties draw:stroke="none" draw:fill="none" draw:auto-grow-height="false" draw:fit-to-size="shrink-to-fit" style:shrink-to-fit="true">
        <text:list-style style:name="CUSTOM_5f_1-outline1" style:display-name="CUSTOM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outline2" style:display-name="CUSTOM_1-outline2" style:family="presentation" style:parent-style-name="CUSTOM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3" style:display-name="CUSTOM_1-outline3" style:family="presentation" style:parent-style-name="CUSTOM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4" style:display-name="CUSTOM_1-outline4" style:family="presentation" style:parent-style-name="CUSTOM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5" style:display-name="CUSTOM_1-outline5" style:family="presentation" style:parent-style-name="CUSTOM_5f_1-outline4">
      <style:paragraph-properties fo:margin-top="0.1cm" fo:margin-bottom="0cm"/>
      <style:text-properties fo:font-size="20pt" style:font-size-asian="20pt" style:font-size-complex="20pt"/>
    </style:style>
    <style:style style:name="CUSTOM_5f_1-outline6" style:display-name="CUSTOM_1-outline6" style:family="presentation" style:parent-style-name="CUSTOM_5f_1-outline5">
      <style:paragraph-properties fo:margin-top="0.1cm" fo:margin-bottom="0cm"/>
      <style:text-properties fo:font-size="20pt" style:font-size-asian="20pt" style:font-size-complex="20pt"/>
    </style:style>
    <style:style style:name="CUSTOM_5f_1-outline7" style:display-name="CUSTOM_1-outline7" style:family="presentation" style:parent-style-name="CUSTOM_5f_1-outline6">
      <style:paragraph-properties fo:margin-top="0.1cm" fo:margin-bottom="0cm"/>
      <style:text-properties fo:font-size="20pt" style:font-size-asian="20pt" style:font-size-complex="20pt"/>
    </style:style>
    <style:style style:name="CUSTOM_5f_1-outline8" style:display-name="CUSTOM_1-outline8" style:family="presentation" style:parent-style-name="CUSTOM_5f_1-outline7">
      <style:paragraph-properties fo:margin-top="0.1cm" fo:margin-bottom="0cm"/>
      <style:text-properties fo:font-size="20pt" style:font-size-asian="20pt" style:font-size-complex="20pt"/>
    </style:style>
    <style:style style:name="CUSTOM_5f_1-outline9" style:display-name="CUSTOM_1-outline9" style:family="presentation" style:parent-style-name="CUSTOM_5f_1-outline8">
      <style:paragraph-properties fo:margin-top="0.1cm" fo:margin-bottom="0cm"/>
      <style:text-properties fo:font-size="20pt" style:font-size-asian="20pt" style:font-size-complex="20pt"/>
    </style:style>
    <style:style style:name="CUSTOM_5f_1-subtitle" style:display-name="CUSTOM_1-subtitle" style:family="presentation">
      <style:graphic-properties draw:stroke="none" draw:fill="none" draw:textarea-vertical-align="middle">
        <text:list-style style:name="CUSTOM_5f_1-subtitle" style:display-name="CUSTOM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-title" style:display-name="CUSTOM_1-title" style:family="presentation">
      <style:graphic-properties draw:stroke="none" draw:fill="none" draw:textarea-vertical-align="middle">
        <text:list-style style:name="CUSTOM_5f_1-title" style:display-name="CUSTOM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1-background" style:display-name="TITLE_ONLY_1-background" style:family="presentation">
      <style:graphic-properties draw:stroke="none" draw:fill="solid" draw:fill-color="#ffffff"/>
      <style:text-properties style:letter-kerning="true"/>
    </style:style>
    <style:style style:name="TITLE_5f_ONLY_5f_1-backgroundobjects" style:display-name="TITLE_ONLY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_5f_1-notes" style:display-name="TITLE_ONLY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_5f_1-outline1" style:display-name="TITLE_ONLY_1-outline1" style:family="presentation">
      <style:graphic-properties draw:stroke="none" draw:fill="none" draw:auto-grow-height="false" draw:fit-to-size="shrink-to-fit" style:shrink-to-fit="true">
        <text:list-style style:name="TITLE_5f_ONLY_5f_1-outline1" style:display-name="TITLE_ONLY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1-outline2" style:display-name="TITLE_ONLY_1-outline2" style:family="presentation" style:parent-style-name="TITLE_5f_ONLY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-outline3" style:display-name="TITLE_ONLY_1-outline3" style:family="presentation" style:parent-style-name="TITLE_5f_ONLY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-outline4" style:display-name="TITLE_ONLY_1-outline4" style:family="presentation" style:parent-style-name="TITLE_5f_ONLY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-outline5" style:display-name="TITLE_ONLY_1-outline5" style:family="presentation" style:parent-style-name="TITLE_5f_ONLY_5f_1-outline4">
      <style:paragraph-properties fo:margin-top="0.1cm" fo:margin-bottom="0cm"/>
      <style:text-properties fo:font-size="20pt" style:font-size-asian="20pt" style:font-size-complex="20pt"/>
    </style:style>
    <style:style style:name="TITLE_5f_ONLY_5f_1-outline6" style:display-name="TITLE_ONLY_1-outline6" style:family="presentation" style:parent-style-name="TITLE_5f_ONLY_5f_1-outline5">
      <style:paragraph-properties fo:margin-top="0.1cm" fo:margin-bottom="0cm"/>
      <style:text-properties fo:font-size="20pt" style:font-size-asian="20pt" style:font-size-complex="20pt"/>
    </style:style>
    <style:style style:name="TITLE_5f_ONLY_5f_1-outline7" style:display-name="TITLE_ONLY_1-outline7" style:family="presentation" style:parent-style-name="TITLE_5f_ONLY_5f_1-outline6">
      <style:paragraph-properties fo:margin-top="0.1cm" fo:margin-bottom="0cm"/>
      <style:text-properties fo:font-size="20pt" style:font-size-asian="20pt" style:font-size-complex="20pt"/>
    </style:style>
    <style:style style:name="TITLE_5f_ONLY_5f_1-outline8" style:display-name="TITLE_ONLY_1-outline8" style:family="presentation" style:parent-style-name="TITLE_5f_ONLY_5f_1-outline7">
      <style:paragraph-properties fo:margin-top="0.1cm" fo:margin-bottom="0cm"/>
      <style:text-properties fo:font-size="20pt" style:font-size-asian="20pt" style:font-size-complex="20pt"/>
    </style:style>
    <style:style style:name="TITLE_5f_ONLY_5f_1-outline9" style:display-name="TITLE_ONLY_1-outline9" style:family="presentation" style:parent-style-name="TITLE_5f_ONLY_5f_1-outline8">
      <style:paragraph-properties fo:margin-top="0.1cm" fo:margin-bottom="0cm"/>
      <style:text-properties fo:font-size="20pt" style:font-size-asian="20pt" style:font-size-complex="20pt"/>
    </style:style>
    <style:style style:name="TITLE_5f_ONLY_5f_1-subtitle" style:display-name="TITLE_ONLY_1-subtitle" style:family="presentation">
      <style:graphic-properties draw:stroke="none" draw:fill="none" draw:textarea-vertical-align="middle">
        <text:list-style style:name="TITLE_5f_ONLY_5f_1-subtitle" style:display-name="TITLE_ONLY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_5f_1-title" style:display-name="TITLE_ONLY_1-title" style:family="presentation">
      <style:graphic-properties draw:stroke="none" draw:fill="none" draw:textarea-vertical-align="middle">
        <text:list-style style:name="TITLE_5f_ONLY_5f_1-title" style:display-name="TITLE_ONLY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-background" style:display-name="MAIN_POINT_1-background" style:family="presentation">
      <style:graphic-properties draw:stroke="none" draw:fill="solid" draw:fill-color="#fafafa"/>
      <style:text-properties style:letter-kerning="true"/>
    </style:style>
    <style:style style:name="MAIN_5f_POINT_5f_1-backgroundobjects" style:display-name="MAIN_POINT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1-notes" style:display-name="MAIN_POINT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1-outline1" style:display-name="MAIN_POINT_1-outline1" style:family="presentation">
      <style:graphic-properties draw:stroke="none" draw:fill="none" draw:auto-grow-height="false" draw:fit-to-size="shrink-to-fit" style:shrink-to-fit="true">
        <text:list-style style:name="MAIN_5f_POINT_5f_1-outline1" style:display-name="MAIN_POINT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-outline2" style:display-name="MAIN_POINT_1-outline2" style:family="presentation" style:parent-style-name="MAIN_5f_POINT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-outline3" style:display-name="MAIN_POINT_1-outline3" style:family="presentation" style:parent-style-name="MAIN_5f_POINT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-outline4" style:display-name="MAIN_POINT_1-outline4" style:family="presentation" style:parent-style-name="MAIN_5f_POINT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-outline5" style:display-name="MAIN_POINT_1-outline5" style:family="presentation" style:parent-style-name="MAIN_5f_POINT_5f_1-outline4">
      <style:paragraph-properties fo:margin-top="0.1cm" fo:margin-bottom="0cm"/>
      <style:text-properties fo:font-size="20pt" style:font-size-asian="20pt" style:font-size-complex="20pt"/>
    </style:style>
    <style:style style:name="MAIN_5f_POINT_5f_1-outline6" style:display-name="MAIN_POINT_1-outline6" style:family="presentation" style:parent-style-name="MAIN_5f_POINT_5f_1-outline5">
      <style:paragraph-properties fo:margin-top="0.1cm" fo:margin-bottom="0cm"/>
      <style:text-properties fo:font-size="20pt" style:font-size-asian="20pt" style:font-size-complex="20pt"/>
    </style:style>
    <style:style style:name="MAIN_5f_POINT_5f_1-outline7" style:display-name="MAIN_POINT_1-outline7" style:family="presentation" style:parent-style-name="MAIN_5f_POINT_5f_1-outline6">
      <style:paragraph-properties fo:margin-top="0.1cm" fo:margin-bottom="0cm"/>
      <style:text-properties fo:font-size="20pt" style:font-size-asian="20pt" style:font-size-complex="20pt"/>
    </style:style>
    <style:style style:name="MAIN_5f_POINT_5f_1-outline8" style:display-name="MAIN_POINT_1-outline8" style:family="presentation" style:parent-style-name="MAIN_5f_POINT_5f_1-outline7">
      <style:paragraph-properties fo:margin-top="0.1cm" fo:margin-bottom="0cm"/>
      <style:text-properties fo:font-size="20pt" style:font-size-asian="20pt" style:font-size-complex="20pt"/>
    </style:style>
    <style:style style:name="MAIN_5f_POINT_5f_1-outline9" style:display-name="MAIN_POINT_1-outline9" style:family="presentation" style:parent-style-name="MAIN_5f_POINT_5f_1-outline8">
      <style:paragraph-properties fo:margin-top="0.1cm" fo:margin-bottom="0cm"/>
      <style:text-properties fo:font-size="20pt" style:font-size-asian="20pt" style:font-size-complex="20pt"/>
    </style:style>
    <style:style style:name="MAIN_5f_POINT_5f_1-subtitle" style:display-name="MAIN_POINT_1-subtitle" style:family="presentation">
      <style:graphic-properties draw:stroke="none" draw:fill="none" draw:textarea-vertical-align="middle">
        <text:list-style style:name="MAIN_5f_POINT_5f_1-subtitle" style:display-name="MAIN_POINT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1-title" style:display-name="MAIN_POINT_1-title" style:family="presentation">
      <style:graphic-properties draw:stroke="none" draw:fill="none" draw:textarea-vertical-align="middle">
        <text:list-style style:name="MAIN_5f_POINT_5f_1-title" style:display-name="MAIN_POINT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_5f_1-background" style:display-name="MAIN_POINT_1_1-background" style:family="presentation">
      <style:graphic-properties draw:stroke="none" draw:fill="solid" draw:fill-color="#fafafa"/>
      <style:text-properties style:letter-kerning="true"/>
    </style:style>
    <style:style style:name="MAIN_5f_POINT_5f_1_5f_1-backgroundobjects" style:display-name="MAIN_POINT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1_5f_1-notes" style:display-name="MAIN_POINT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1_5f_1-outline1" style:display-name="MAIN_POINT_1_1-outline1" style:family="presentation">
      <style:graphic-properties draw:stroke="none" draw:fill="none" draw:auto-grow-height="false" draw:fit-to-size="shrink-to-fit" style:shrink-to-fit="true">
        <text:list-style style:name="MAIN_5f_POINT_5f_1_5f_1-outline1" style:display-name="MAIN_POINT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_5f_1-outline2" style:display-name="MAIN_POINT_1_1-outline2" style:family="presentation" style:parent-style-name="MAIN_5f_POINT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-outline3" style:display-name="MAIN_POINT_1_1-outline3" style:family="presentation" style:parent-style-name="MAIN_5f_POINT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-outline4" style:display-name="MAIN_POINT_1_1-outline4" style:family="presentation" style:parent-style-name="MAIN_5f_POINT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-outline5" style:display-name="MAIN_POINT_1_1-outline5" style:family="presentation" style:parent-style-name="MAIN_5f_POINT_5f_1_5f_1-outline4">
      <style:paragraph-properties fo:margin-top="0.1cm" fo:margin-bottom="0cm"/>
      <style:text-properties fo:font-size="20pt" style:font-size-asian="20pt" style:font-size-complex="20pt"/>
    </style:style>
    <style:style style:name="MAIN_5f_POINT_5f_1_5f_1-outline6" style:display-name="MAIN_POINT_1_1-outline6" style:family="presentation" style:parent-style-name="MAIN_5f_POINT_5f_1_5f_1-outline5">
      <style:paragraph-properties fo:margin-top="0.1cm" fo:margin-bottom="0cm"/>
      <style:text-properties fo:font-size="20pt" style:font-size-asian="20pt" style:font-size-complex="20pt"/>
    </style:style>
    <style:style style:name="MAIN_5f_POINT_5f_1_5f_1-outline7" style:display-name="MAIN_POINT_1_1-outline7" style:family="presentation" style:parent-style-name="MAIN_5f_POINT_5f_1_5f_1-outline6">
      <style:paragraph-properties fo:margin-top="0.1cm" fo:margin-bottom="0cm"/>
      <style:text-properties fo:font-size="20pt" style:font-size-asian="20pt" style:font-size-complex="20pt"/>
    </style:style>
    <style:style style:name="MAIN_5f_POINT_5f_1_5f_1-outline8" style:display-name="MAIN_POINT_1_1-outline8" style:family="presentation" style:parent-style-name="MAIN_5f_POINT_5f_1_5f_1-outline7">
      <style:paragraph-properties fo:margin-top="0.1cm" fo:margin-bottom="0cm"/>
      <style:text-properties fo:font-size="20pt" style:font-size-asian="20pt" style:font-size-complex="20pt"/>
    </style:style>
    <style:style style:name="MAIN_5f_POINT_5f_1_5f_1-outline9" style:display-name="MAIN_POINT_1_1-outline9" style:family="presentation" style:parent-style-name="MAIN_5f_POINT_5f_1_5f_1-outline8">
      <style:paragraph-properties fo:margin-top="0.1cm" fo:margin-bottom="0cm"/>
      <style:text-properties fo:font-size="20pt" style:font-size-asian="20pt" style:font-size-complex="20pt"/>
    </style:style>
    <style:style style:name="MAIN_5f_POINT_5f_1_5f_1-subtitle" style:display-name="MAIN_POINT_1_1-subtitle" style:family="presentation">
      <style:graphic-properties draw:stroke="none" draw:fill="none" draw:textarea-vertical-align="middle">
        <text:list-style style:name="MAIN_5f_POINT_5f_1_5f_1-subtitle" style:display-name="MAIN_POINT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1_5f_1-title" style:display-name="MAIN_POINT_1_1-title" style:family="presentation">
      <style:graphic-properties draw:stroke="none" draw:fill="none" draw:textarea-vertical-align="middle">
        <text:list-style style:name="MAIN_5f_POINT_5f_1_5f_1-title" style:display-name="MAIN_POINT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background" style:family="presentation">
      <style:graphic-properties draw:stroke="none" draw:fill="solid" draw:fill-color="#ffffff"/>
      <style:text-properties style:letter-kerning="true"/>
    </style:style>
    <style:style style:name="CUS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-outline1" style:family="presentation">
      <style:graphic-properties draw:stroke="none" draw:fill="none" draw:auto-grow-height="false" draw:fit-to-size="shrink-to-fit" style:shrink-to-fit="true">
        <text:list-style style:name="CUS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outline2" style:family="presentation" style:parent-style-name="CUSTOM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3" style:family="presentation" style:parent-style-name="CUSTOM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4" style:family="presentation" style:parent-style-name="CUSTOM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5" style:family="presentation" style:parent-style-name="CUSTOM-outline4">
      <style:paragraph-properties fo:margin-top="0.1cm" fo:margin-bottom="0cm"/>
      <style:text-properties fo:font-size="20pt" style:font-size-asian="20pt" style:font-size-complex="20pt"/>
    </style:style>
    <style:style style:name="CUSTOM-outline6" style:family="presentation" style:parent-style-name="CUSTOM-outline5">
      <style:paragraph-properties fo:margin-top="0.1cm" fo:margin-bottom="0cm"/>
      <style:text-properties fo:font-size="20pt" style:font-size-asian="20pt" style:font-size-complex="20pt"/>
    </style:style>
    <style:style style:name="CUSTOM-outline7" style:family="presentation" style:parent-style-name="CUSTOM-outline6">
      <style:paragraph-properties fo:margin-top="0.1cm" fo:margin-bottom="0cm"/>
      <style:text-properties fo:font-size="20pt" style:font-size-asian="20pt" style:font-size-complex="20pt"/>
    </style:style>
    <style:style style:name="CUSTOM-outline8" style:family="presentation" style:parent-style-name="CUSTOM-outline7">
      <style:paragraph-properties fo:margin-top="0.1cm" fo:margin-bottom="0cm"/>
      <style:text-properties fo:font-size="20pt" style:font-size-asian="20pt" style:font-size-complex="20pt"/>
    </style:style>
    <style:style style:name="CUSTOM-outline9" style:family="presentation" style:parent-style-name="CUSTOM-outline8">
      <style:paragraph-properties fo:margin-top="0.1cm" fo:margin-bottom="0cm"/>
      <style:text-properties fo:font-size="20pt" style:font-size-asian="20pt" style:font-size-complex="20pt"/>
    </style:style>
    <style:style style:name="CUSTOM-subtitle" style:family="presentation">
      <style:graphic-properties draw:stroke="none" draw:fill="none" draw:textarea-vertical-align="middle">
        <text:list-style style:name="CUS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-title" style:family="presentation">
      <style:graphic-properties draw:stroke="none" draw:fill="none" draw:textarea-vertical-align="middle">
        <text:list-style style:name="CUS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1_5f_1-background" style:display-name="TITLE_1_1_1-background" style:family="presentation">
      <style:graphic-properties draw:stroke="none" draw:fill="solid" draw:fill-color="#fafafa"/>
      <style:text-properties style:letter-kerning="true"/>
    </style:style>
    <style:style style:name="TITLE_5f_1_5f_1_5f_1-backgroundobjects" style:display-name="TITLE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_5f_1_5f_1-notes" style:display-name="TITLE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_5f_1_5f_1-outline1" style:display-name="TITLE_1_1_1-outline1" style:family="presentation">
      <style:graphic-properties draw:stroke="none" draw:fill="none" draw:auto-grow-height="false" draw:fit-to-size="shrink-to-fit" style:shrink-to-fit="true">
        <text:list-style style:name="TITLE_5f_1_5f_1_5f_1-outline1" style:display-name="TITLE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1_5f_1-outline2" style:display-name="TITLE_1_1_1-outline2" style:family="presentation" style:parent-style-name="TITLE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_5f_1_5f_1-outline3" style:display-name="TITLE_1_1_1-outline3" style:family="presentation" style:parent-style-name="TITLE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_5f_1_5f_1-outline4" style:display-name="TITLE_1_1_1-outline4" style:family="presentation" style:parent-style-name="TITLE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_5f_1_5f_1-outline5" style:display-name="TITLE_1_1_1-outline5" style:family="presentation" style:parent-style-name="TITLE_5f_1_5f_1_5f_1-outline4">
      <style:paragraph-properties fo:margin-top="0.1cm" fo:margin-bottom="0cm"/>
      <style:text-properties fo:font-size="20pt" style:font-size-asian="20pt" style:font-size-complex="20pt"/>
    </style:style>
    <style:style style:name="TITLE_5f_1_5f_1_5f_1-outline6" style:display-name="TITLE_1_1_1-outline6" style:family="presentation" style:parent-style-name="TITLE_5f_1_5f_1_5f_1-outline5">
      <style:paragraph-properties fo:margin-top="0.1cm" fo:margin-bottom="0cm"/>
      <style:text-properties fo:font-size="20pt" style:font-size-asian="20pt" style:font-size-complex="20pt"/>
    </style:style>
    <style:style style:name="TITLE_5f_1_5f_1_5f_1-outline7" style:display-name="TITLE_1_1_1-outline7" style:family="presentation" style:parent-style-name="TITLE_5f_1_5f_1_5f_1-outline6">
      <style:paragraph-properties fo:margin-top="0.1cm" fo:margin-bottom="0cm"/>
      <style:text-properties fo:font-size="20pt" style:font-size-asian="20pt" style:font-size-complex="20pt"/>
    </style:style>
    <style:style style:name="TITLE_5f_1_5f_1_5f_1-outline8" style:display-name="TITLE_1_1_1-outline8" style:family="presentation" style:parent-style-name="TITLE_5f_1_5f_1_5f_1-outline7">
      <style:paragraph-properties fo:margin-top="0.1cm" fo:margin-bottom="0cm"/>
      <style:text-properties fo:font-size="20pt" style:font-size-asian="20pt" style:font-size-complex="20pt"/>
    </style:style>
    <style:style style:name="TITLE_5f_1_5f_1_5f_1-outline9" style:display-name="TITLE_1_1_1-outline9" style:family="presentation" style:parent-style-name="TITLE_5f_1_5f_1_5f_1-outline8">
      <style:paragraph-properties fo:margin-top="0.1cm" fo:margin-bottom="0cm"/>
      <style:text-properties fo:font-size="20pt" style:font-size-asian="20pt" style:font-size-complex="20pt"/>
    </style:style>
    <style:style style:name="TITLE_5f_1_5f_1_5f_1-subtitle" style:display-name="TITLE_1_1_1-subtitle" style:family="presentation">
      <style:graphic-properties draw:stroke="none" draw:fill="none" draw:textarea-vertical-align="middle">
        <text:list-style style:name="TITLE_5f_1_5f_1_5f_1-subtitle" style:display-name="TITLE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_5f_1_5f_1-title" style:display-name="TITLE_1_1_1-title" style:family="presentation">
      <style:graphic-properties draw:stroke="none" draw:fill="none" draw:textarea-vertical-align="middle">
        <text:list-style style:name="TITLE_5f_1_5f_1_5f_1-title" style:display-name="TITLE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afafa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12cm, 2.137cm)" draw:image-opacity="100%" style:mirror="none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2.209cm)" draw:image-opacity="100%" style:mirror="none"/>
    </style:style>
    <style:style style:name="Mgr8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cm" draw:shadow-color="#000000" draw:shadow-opacity="6%"/>
    </style:style>
    <style:style style:name="Mpr1" style:family="presentation" style:parent-style-name="_34__5f_Title_20_and_20_Content-backgroundobjects">
      <style:graphic-properties draw:stroke="none" svg:stroke-width="0cm" draw:fill="none" draw:fill-color="#ffffff" draw:textarea-vertical-align="bottom" draw:auto-grow-height="true" draw:fit-to-size="false" style:shrink-to-fit="false" fo:min-height="8.287cm" fo:padding-top="0.127cm" fo:padding-bottom="0.127cm" fo:padding-left="0cm" fo:padding-right="0.254cm" fo:wrap-option="wrap"/>
    </style:style>
    <style:style style:name="Mpr2" style:family="presentation" style:parent-style-name="_34__5f_Title_20_and_20_Content-backgroundobjects">
      <style:graphic-properties draw:stroke="none" svg:stroke-width="0cm" draw:fill="none" draw:fill-color="#ffffff" draw:textarea-vertical-align="bottom" draw:auto-grow-height="true" draw:fit-to-size="false" style:shrink-to-fit="false" fo:min-height="8.287cm" fo:padding-top="0.127cm" fo:padding-bottom="0.127cm" fo:padding-left="0.254cm" fo:padding-right="0cm" fo:wrap-option="wrap"/>
    </style:style>
    <style:style style:name="Mpr3" style:family="presentation" style:parent-style-name="_34__5f_Title_20_and_20_Content-backgroundobjects">
      <style:graphic-properties draw:stroke="none" draw:fill="none" draw:fill-color="#ffffff" draw:auto-grow-height="false" fo:min-height="1.485cm"/>
    </style:style>
    <style:style style:name="Mpr4" style:family="presentation" style:parent-style-name="_34__5f_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USTOM_5f_2-backgroundobjects">
      <style:graphic-properties draw:stroke="none" draw:fill="none" draw:fill-color="#ffffff" draw:auto-grow-height="false" fo:min-height="1.27cm"/>
    </style:style>
    <style:style style:name="Mpr6" style:family="presentation" style:parent-style-name="CUSTOM_5f_2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1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1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CUSTOM_5f_1-backgroundobjects">
      <style:graphic-properties draw:stroke="none" draw:fill="none" draw:fill-color="#ffffff" draw:auto-grow-height="false" fo:min-height="1.27cm"/>
    </style:style>
    <style:style style:name="Mpr10" style:family="presentation" style:parent-style-name="CUSTOM_5f_1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5f_ONLY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2" style:family="presentation" style:parent-style-name="TITLE_5f_ONLY_5f_1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Mpr13" style:family="presentation" style:parent-style-name="TITLE_5f_ONLY_5f_1-backgroundobjects">
      <style:graphic-properties draw:stroke="none" draw:fill="none" draw:fill-color="#ffffff" draw:auto-grow-height="false" fo:min-height="1.27cm"/>
    </style:style>
    <style:style style:name="Mpr14" style:family="presentation" style:parent-style-name="TITLE_5f_ONLY_5f_1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MAIN_5f_POINT_5f_1-backgroundobjects">
      <style:graphic-properties draw:stroke="none" draw:fill="none" draw:fill-color="#ffffff" draw:auto-grow-height="false" fo:min-height="1.27cm"/>
    </style:style>
    <style:style style:name="Mpr16" style:family="presentation" style:parent-style-name="MAIN_5f_POINT_5f_1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MAIN_5f_POINT_5f_1_5f_1-backgroundobjects">
      <style:graphic-properties draw:stroke="none" draw:fill="none" draw:fill-color="#ffffff" draw:auto-grow-height="false" fo:min-height="1.27cm"/>
    </style:style>
    <style:style style:name="Mpr18" style:family="presentation" style:parent-style-name="MAIN_5f_POINT_5f_1_5f_1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CUSTOM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Mpr20" style:family="presentation" style:parent-style-name="CUSTOM-backgroundobjects">
      <style:graphic-properties draw:stroke="none" draw:fill="none" draw:fill-color="#ffffff" draw:auto-grow-height="false" fo:min-height="1.27cm"/>
    </style:style>
    <style:style style:name="Mpr21" style:family="presentation" style:parent-style-name="CUSTOM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TITLE_5f_1_5f_1_5f_1-backgroundobjects">
      <style:graphic-properties draw:stroke="none" draw:fill="none" draw:fill-color="#ffffff" draw:auto-grow-height="false" fo:min-height="1.27cm"/>
    </style:style>
    <style:style style:name="Mpr23" style:family="presentation" style:parent-style-name="TITLE_5f_1_5f_1_5f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7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MP12" style:family="paragraph">
      <style:paragraph-properties fo:margin-left="0cm" fo:margin-right="0cm" fo:margin-top="0.353cm" fo:margin-bottom="0cm" fo:line-height="115%" fo:text-align="start" fo:text-indent="0cm" style:writing-mode="lr-tb"/>
    </style:style>
    <style:style style:name="MP13" style:family="paragraph">
      <style:paragraph-properties fo:margin-left="0cm" fo:margin-right="0cm" fo:margin-top="0.353cm" fo:margin-bottom="0.353cm" fo:line-height="115%" fo:text-align="start" fo:text-indent="0cm" style:writing-mode="lr-tb"/>
    </style:style>
    <style:style style:name="MP1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40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1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60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7pt" fo:letter-spacing="normal" fo:font-style="normal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style:style style:name="MT2" style:family="text">
      <style:text-properties fo:font-variant="normal" fo:text-transform="none" fo:color="#171717" style:text-line-through-style="none" style:text-line-through-type="none" style:text-position="0% 100%" style:font-name="Ubuntu" fo:font-size="28pt" fo:letter-spacing="normal" fo:font-style="normal" style:text-underline-style="none" fo:font-weight="bold" style:font-name-asian="Ubuntu" style:font-size-asian="28pt" style:font-style-asian="normal" style:font-weight-asian="bold" style:font-name-complex="Ubuntu" style:font-size-complex="28pt" style:font-style-complex="normal" style:font-weight-complex="bold"/>
    </style:style>
    <style:style style:name="MT3" style:family="text">
      <style:text-properties fo:font-variant="normal" fo:text-transform="none" fo:color="#06adc7" style:text-line-through-style="none" style:text-line-through-type="none" style:text-position="0% 100%" style:font-name="Ubuntu" fo:font-size="16pt" fo:letter-spacing="normal" fo:font-style="normal" style:text-underline-style="none" fo:font-weight="normal" style:font-name-asian="Ubuntu" style:font-size-asian="16pt" style:font-style-asian="normal" style:font-weight-asian="normal" style:font-name-complex="Ubuntu" style:font-size-complex="16pt" style:font-style-complex="normal" style:font-weight-complex="normal"/>
    </style:style>
    <style:style style:name="MT4" style:family="text">
      <style:text-properties fo:font-variant="normal" fo:text-transform="none" fo:color="#3d4750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style:style style:name="MT5" style:family="text">
      <style:text-properties fo:font-variant="normal" fo:text-transform="none" fo:color="#3d4750" style:text-line-through-style="none" style:text-line-through-type="none" style:text-position="0% 100%" style:font-name="Ubuntu Medium" fo:font-size="18pt" fo:letter-spacing="normal" fo:font-style="normal" style:text-underline-style="none" fo:font-weight="normal" style:font-name-asian="Ubuntu Medium" style:font-size-asian="18pt" style:font-style-asian="normal" style:font-weight-asian="normal" style:font-name-complex="Ubuntu Medium" style:font-size-complex="18pt" style:font-style-complex="normal" style:font-weight-complex="normal"/>
    </style:style>
    <style:style style:name="MT6" style:family="text">
      <style:text-properties fo:font-variant="normal" fo:text-transform="none" fo:color="#3d4750" style:text-line-through-style="none" style:text-line-through-type="none" style:text-position="0% 100%" style:font-name="Jost" fo:font-size="18pt" fo:letter-spacing="normal" fo:font-style="normal" style:text-underline-style="none" fo:font-weight="normal" style:font-name-asian="Jost" style:font-size-asian="18pt" style:font-style-asian="normal" style:font-weight-asian="normal" style:font-name-complex="Jost" style:font-size-complex="18pt" style:font-style-complex="normal" style:font-weight-complex="normal"/>
    </style:style>
    <style:style style:name="MT7" style:family="text">
      <style:text-properties fo:font-variant="normal" fo:text-transform="none" fo:color="#0097a7" style:text-line-through-style="none" style:text-line-through-type="none" style:text-position="0% 100%" style:font-name="Ubuntu" fo:font-size="18pt" fo:letter-spacing="normal" fo:font-style="normal" style:text-underline-style="solid" style:text-underline-width="auto" style:text-underline-color="font-color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9" style:family="text">
      <style:text-properties fo:font-variant="normal" fo:text-transform="none" fo:color="#06adc7" style:text-line-through-style="none" style:text-line-through-type="none" style:text-position="0% 100%" style:font-name="Ubuntu" fo:font-size="40pt" fo:letter-spacing="normal" fo:font-style="normal" style:text-underline-style="none" fo:font-weight="bold" style:font-name-asian="Ubuntu" style:font-size-asian="40pt" style:font-style-asian="normal" style:font-weight-asian="bold" style:font-name-complex="Ubuntu" style:font-size-complex="40pt" style:font-style-complex="normal" style:font-weight-complex="bold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Ubuntu" fo:font-size="60pt" fo:letter-spacing="normal" fo:font-style="normal" style:text-underline-style="none" fo:font-weight="bold" style:font-name-asian="Ubuntu" style:font-size-asian="60pt" style:font-style-asian="normal" style:font-weight-asian="bold" style:font-name-complex="Ubuntu" style:font-size-complex="6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08cm" text:min-label-width="0.692cm"/>
        <style:text-properties style:font-name="Ubuntu" fo:color="#00aec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08cm" text:min-label-width="0.692cm"/>
        <style:text-properties style:font-name="Jost" fo:color="#00aec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style:font-name="Ubuntu" fo:color="#06adc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style:font-name="Ubuntu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_34__5f_Title_20_and_20_Content" style:display-name="4_Title and Content" style:page-layout-name="PM1" draw:style-name="Mdp1">
      <draw:frame draw:name="Google Shape;8;p1" draw:style-name="Mgr3" draw:text-style-name="MP5" draw:layer="backgroundobjects" svg:width="2.22cm" svg:height="0.845cm" svg:x="22.12cm" svg:y="12.806cm">
        <draw:image xlink:href="Pictures/10000201000000FC00000060832F94797447D8D9.png" xlink:type="simple" xlink:show="embed" xlink:actuate="onLoad">
          <text:p/>
        </draw:image>
      </draw:frame>
      <draw:frame draw:name="Google Shape;91;p11" presentation:style-name="_34__5f_Title_20_and_20_Content-title" draw:layer="backgroundobjects" svg:width="22.33cm" svg:height="2.761cm" svg:x="1.376cm" svg:y="0.365cm" presentation:class="title" presentation:placeholder="true" presentation:user-transformed="true">
        <draw:text-box/>
      </draw:frame>
      <draw:frame draw:name="Google Shape;92;p11" presentation:style-name="_34__5f_Title_20_and_20_Content-outline1" draw:layer="backgroundobjects" svg:width="22.33cm" svg:height="9.236cm" svg:x="1.376cm" svg:y="3.545cm" presentation:class="outline" presentation:placeholder="true" presentation:user-transformed="true">
        <draw:text-box/>
      </draw:frame>
      <draw:frame draw:name="Google Shape;93;p11" presentation:style-name="Mpr1" draw:text-style-name="MP6" draw:layer="backgroundobjects" svg:width="8.572cm" svg:height="8.541cm" svg:x="1.667cm" svg:y="5.15cm" presentation:class="footer" presentation:user-transformed="true">
        <draw:text-box>
          <text:p/>
        </draw:text-box>
      </draw:frame>
      <draw:frame draw:name="Google Shape;94;p11" presentation:style-name="Mpr2" draw:text-style-name="MP8" draw:layer="backgroundobjects" svg:width="0.562cm" svg:height="8.541cm" svg:x="1.019cm" svg:y="5.15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_34__5f_Title_20_and_20_Content-title" draw:layer="backgroundobjects" svg:width="19.798cm" svg:height="11.136cm" svg:x="0.6cm" svg:y="2.257cm" presentation:class="page"/>
        <draw:frame presentation:style-name="_34_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2" style:display-name="CUSTOM_2" style:page-layout-name="PM1" draw:style-name="Mdp1">
      <draw:frame draw:name="Google Shape;8;p1" draw:style-name="Mgr3" draw:text-style-name="MP5" draw:layer="backgroundobjects" svg:width="2.22cm" svg:height="0.845cm" svg:x="22.12cm" svg:y="12.806cm">
        <draw:image xlink:href="Pictures/10000201000000FC00000060832F94797447D8D9.png" xlink:type="simple" xlink:show="embed" xlink:actuate="onLoad">
          <text:p/>
        </draw:image>
      </draw:frame>
      <draw:custom-shape draw:name="Google Shape;16;p3" draw:style-name="Mgr4" draw:text-style-name="MP10" draw:layer="backgroundobjects" svg:width="23.282cm" svg:height="1.067cm" svg:x="1.058cm" svg:y="1.827cm">
        <text:p text:style-name="MP9"><text:span text:style-name="MT2">Use Ubuntu Bold for Title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;p3" draw:style-name="Mgr4" draw:text-style-name="MP10" draw:layer="backgroundobjects" svg:width="6.205cm" svg:height="0.609cm" svg:x="1.058cm" svg:y="1cm">
        <text:p text:style-name="MP9"><text:span text:style-name="MT3">Template Use Guidanc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8;p3" draw:style-name="Mgr5" draw:text-style-name="MP10" draw:layer="backgroundobjects" svg:width="23.282cm" svg:height="9.111cm" svg:x="1.058cm" svg:y="3.54cm">
        <text:list text:style-name="ML5">
          <text:list-item>
            <text:p text:style-name="MP11"><text:span text:style-name="MT4">This is a text slide template</text:span></text:p>
          </text:list-item>
        </text:list>
        <text:list text:style-name="ML6">
          <text:list-item>
            <text:p text:style-name="MP12"><text:span text:style-name="MT4">Please use Ubuntu “normal” font for standard text</text:span></text:p>
          </text:list-item>
          <text:list-item>
            <text:p text:style-name="MP12"><text:span text:style-name="MT5">Use Ubuntu “medium” when you need to emphasize</text:span><text:span text:style-name="MT6"> <text:s/></text:span></text:p>
          </text:list-item>
          <text:list-item>
            <text:p text:style-name="MP12"><text:span text:style-name="MT4">Ensure that NO TEXT overlaps imagery, gradients, or the Falco logo</text:span></text:p>
          </text:list-item>
          <text:list-item>
            <text:p text:style-name="MP12"><text:span text:style-name="MT4">Use the proper text colors. We only utilize the link style shown </text:span><text:span text:style-name="MT7"><text:a xlink:href="http://falco.org" xlink:type="simple">here</text:a></text:span><text:span text:style-name="MT4">, the body copy text color, the headline black color or Falco teal for bullet points</text:span></text:p>
          </text:list-item>
          <text:list-item>
            <text:p text:style-name="MP12"><text:span text:style-name="MT4">Remove ALL lorem text from presentations</text:span></text:p>
          </text:list-item>
          <text:list-item>
            <text:p text:style-name="MP13"><text:span text:style-name="MT4">Delete any slides not used</text:span></text:p>
          </text:list-item>
        </text:list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2-title" draw:layer="backgroundobjects" svg:width="22.859cm" svg:height="2.385cm" svg:x="1.27cm" svg:y="0.57cm" presentation:class="title" presentation:placeholder="true">
        <draw:text-box/>
      </draw:frame>
      <draw:frame presentation:style-name="CUSTOM_5f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-title" draw:layer="backgroundobjects" svg:width="16.931cm" svg:height="9.524cm" svg:x="1.059cm" svg:y="1.93cm" presentation:class="page"/>
        <draw:frame presentation:style-name="CUSTOM_5f_2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1" style:display-name="TITLE_1" style:page-layout-name="PM1" draw:style-name="Mdp1">
      <draw:frame draw:name="Google Shape;8;p1" draw:style-name="Mgr3" draw:text-style-name="MP5" draw:layer="backgroundobjects" svg:width="2.22cm" svg:height="0.845cm" svg:x="22.12cm" svg:y="12.806cm">
        <draw:image xlink:href="Pictures/10000201000000FC00000060832F94797447D8D9.png" xlink:type="simple" xlink:show="embed" xlink:actuate="onLoad">
          <text:p/>
        </draw:image>
      </draw:frame>
      <draw:frame draw:name="Google Shape;10;p2" draw:style-name="Mgr6" draw:text-style-name="MP5" draw:layer="backgroundobjects" svg:width="25.399cm" svg:height="14.287cm" svg:x="0cm" svg:y="0cm">
        <draw:image xlink:href="Pictures/10000000000004B000000274FC951D7F49532CDF.png" xlink:type="simple" xlink:show="embed" xlink:actuate="onLoad">
          <text:p/>
        </draw:image>
      </draw:frame>
      <draw:frame draw:name="Google Shape;11;p2" presentation:style-name="TITLE_5f_1-title" draw:layer="backgroundobjects" svg:width="15.967cm" svg:height="3.752cm" svg:x="1.058cm" svg:y="4.39cm" presentation:class="title" presentation:placeholder="true" presentation:user-transformed="true">
        <draw:text-box/>
      </draw:frame>
      <draw:frame draw:name="Google Shape;12;p2" presentation:style-name="TITLE_5f_1-title" draw:layer="backgroundobjects" svg:width="10.664cm" svg:height="0.745cm" svg:x="1.058cm" svg:y="9.772cm" presentation:class="title" presentation:placeholder="true" presentation:user-transformed="true">
        <draw:text-box/>
      </draw:frame>
      <draw:frame draw:name="Google Shape;14;p2" draw:style-name="Mgr3" draw:text-style-name="MP5" draw:layer="backgroundobjects" svg:width="2.22cm" svg:height="0.845cm" svg:x="1.058cm" svg:y="0.898cm">
        <draw:image xlink:href="Pictures/10000201000000FC0000006086953BA12E07E1B0.png" xlink:type="simple" xlink:show="embed" xlink:actuate="onLoad">
          <text:p/>
        </draw:image>
      </draw:frame>
      <draw:frame presentation:style-name="TITLE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1-title" draw:layer="backgroundobjects" svg:width="16.931cm" svg:height="9.524cm" svg:x="1.059cm" svg:y="1.93cm" presentation:class="page"/>
        <draw:frame presentation:style-name="TITLE_5f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1" style:display-name="CUSTOM_1" style:page-layout-name="PM1" draw:style-name="Mdp1">
      <draw:frame draw:name="Google Shape;8;p1" draw:style-name="Mgr3" draw:text-style-name="MP5" draw:layer="backgroundobjects" svg:width="2.22cm" svg:height="0.845cm" svg:x="22.12cm" svg:y="12.806cm">
        <draw:image xlink:href="Pictures/10000201000000FC00000060832F94797447D8D9.png" xlink:type="simple" xlink:show="embed" xlink:actuate="onLoad">
          <text:p/>
        </draw:image>
      </draw:frame>
      <draw:frame draw:name="Google Shape;20;p4" draw:style-name="Mgr7" draw:text-style-name="MP5" draw:layer="backgroundobjects" svg:width="25.399cm" svg:height="14.287cm" svg:x="0cm" svg:y="0cm">
        <draw:image xlink:href="Pictures/10000000000004B000000274F8BA314F6DCBC458.png" xlink:type="simple" xlink:show="embed" xlink:actuate="onLoad">
          <text:p/>
        </draw:image>
      </draw:frame>
      <draw:frame draw:name="Google Shape;21;p4" draw:style-name="Mgr3" draw:text-style-name="MP5" draw:layer="backgroundobjects" svg:width="2.22cm" svg:height="0.845cm" svg:x="1.058cm" svg:y="0.898cm">
        <draw:image xlink:href="Pictures/10000201000000FC00000060832F94797447D8D9.png" xlink:type="simple" xlink:show="embed" xlink:actuate="onLoad">
          <text:p/>
        </draw:image>
      </draw:frame>
      <draw:frame draw:name="Google Shape;22;p4" presentation:style-name="CUSTOM_5f_1-title" draw:layer="backgroundobjects" svg:width="14.923cm" svg:height="1.092cm" svg:x="1.058cm" svg:y="5.719cm" presentation:class="title" presentation:placeholder="true" presentation:user-transformed="true">
        <draw:text-box/>
      </draw:frame>
      <draw:frame presentation:style-name="CUSTOM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-title" draw:layer="backgroundobjects" svg:width="16.931cm" svg:height="9.524cm" svg:x="1.059cm" svg:y="1.93cm" presentation:class="page"/>
        <draw:frame presentation:style-name="CUSTOM_5f_1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_5f_1" style:display-name="TITLE_ONLY_1" style:page-layout-name="PM1" draw:style-name="Mdp1">
      <draw:frame draw:name="Google Shape;8;p1" draw:style-name="Mgr3" draw:text-style-name="MP5" draw:layer="backgroundobjects" svg:width="2.22cm" svg:height="0.845cm" svg:x="22.12cm" svg:y="12.806cm">
        <draw:image xlink:href="Pictures/10000201000000FC00000060832F94797447D8D9.png" xlink:type="simple" xlink:show="embed" xlink:actuate="onLoad">
          <text:p/>
        </draw:image>
      </draw:frame>
      <draw:frame draw:name="Google Shape;73;p9" presentation:style-name="Mpr11" draw:text-style-name="MP6" draw:layer="backgroundobjects" svg:width="1.523cm" svg:height="1.092cm" svg:x="23.535cm" svg:y="12.953cm" presentation:class="page-number" presentation:user-transformed="true">
        <draw:text-box>
          <text:p text:style-name="MP14"><text:span text:style-name="MT8"><text:page-number>&lt;number&gt;</text:page-number></text:span></text:p>
        </draw:text-box>
      </draw:frame>
      <draw:frame draw:name="Google Shape;74;p9" draw:style-name="Mgr3" draw:text-style-name="MP5" draw:layer="backgroundobjects" svg:width="11.14cm" svg:height="14.287cm" svg:x="0cm" svg:y="0cm">
        <draw:image xlink:href="Pictures/100002010000063D000008004653DA76F8BEF4C7.png" xlink:type="simple" xlink:show="embed" xlink:actuate="onLoad">
          <text:p/>
        </draw:image>
      </draw:frame>
      <draw:frame draw:name="Google Shape;75;p9" presentation:style-name="TITLE_5f_ONLY_5f_1-title" draw:layer="backgroundobjects" svg:width="9.115cm" svg:height="1.092cm" svg:x="1.058cm" svg:y="4.2cm" presentation:class="title" presentation:placeholder="true" presentation:user-transformed="true">
        <draw:text-box/>
      </draw:frame>
      <draw:frame draw:name="Google Shape;76;p9" presentation:style-name="TITLE_5f_ONLY_5f_1-outline1" draw:layer="backgroundobjects" svg:width="9.115cm" svg:height="11.857cm" svg:x="1.058cm" svg:y="5.928cm" presentation:class="outline" presentation:placeholder="true" presentation:user-transformed="true">
        <draw:text-box/>
      </draw:frame>
      <draw:frame draw:name="Google Shape;77;p9" presentation:style-name="TITLE_5f_ONLY_5f_1-outline1" draw:layer="backgroundobjects" svg:width="5.478cm" svg:height="45.009cm" svg:x="12.2cm" svg:y="3.473cm" presentation:class="outline" presentation:placeholder="true" presentation:user-transformed="true">
        <draw:text-box/>
      </draw:frame>
      <draw:frame draw:name="Google Shape;78;p9" presentation:style-name="TITLE_5f_ONLY_5f_1-outline1" draw:layer="backgroundobjects" svg:width="5.478cm" svg:height="45.009cm" svg:x="18.863cm" svg:y="3.473cm" presentation:class="outline" presentation:placeholder="true" presentation:user-transformed="true">
        <draw:text-box/>
      </draw:frame>
      <draw:frame draw:name="Google Shape;79;p9" presentation:style-name="TITLE_5f_ONLY_5f_1-outline1" draw:layer="backgroundobjects" svg:width="5.478cm" svg:height="45.009cm" svg:x="12.2cm" svg:y="9.559cm" presentation:class="outline" presentation:placeholder="true" presentation:user-transformed="true">
        <draw:text-box/>
      </draw:frame>
      <draw:frame draw:name="Google Shape;80;p9" presentation:style-name="TITLE_5f_ONLY_5f_1-outline1" draw:layer="backgroundobjects" svg:width="5.478cm" svg:height="45.009cm" svg:x="18.863cm" svg:y="9.559cm" presentation:class="outline" presentation:placeholder="true" presentation:user-transformed="true">
        <draw:text-box/>
      </draw:frame>
      <draw:frame draw:name="Google Shape;81;p9" presentation:style-name="Mpr12" draw:text-style-name="MP16" draw:layer="backgroundobjects" svg:width="5.478cm" svg:height="1.727cm" svg:x="12.2cm" svg:y="1.744cm" presentation:class="title" presentation:user-transformed="true">
        <draw:text-box>
          <text:list text:style-name="ML8">
            <text:list-item>
              <text:p text:style-name="MP15"><text:span text:style-name="MT9">xx%</text:span></text:p>
            </text:list-item>
          </text:list>
        </draw:text-box>
      </draw:frame>
      <draw:frame draw:name="Google Shape;82;p9" presentation:style-name="Mpr12" draw:text-style-name="MP16" draw:layer="backgroundobjects" svg:width="5.478cm" svg:height="1.727cm" svg:x="18.738cm" svg:y="1.744cm" presentation:class="title" presentation:user-transformed="true">
        <draw:text-box>
          <text:list text:style-name="ML8">
            <text:list-item>
              <text:p text:style-name="MP15"><text:span text:style-name="MT9">xx%</text:span></text:p>
            </text:list-item>
          </text:list>
        </draw:text-box>
      </draw:frame>
      <draw:frame draw:name="Google Shape;83;p9" presentation:style-name="Mpr12" draw:text-style-name="MP16" draw:layer="backgroundobjects" svg:width="5.478cm" svg:height="1.727cm" svg:x="12.2cm" svg:y="7.83cm" presentation:class="title" presentation:user-transformed="true">
        <draw:text-box>
          <text:list text:style-name="ML8">
            <text:list-item>
              <text:p text:style-name="MP15"><text:span text:style-name="MT9">xx%</text:span></text:p>
            </text:list-item>
          </text:list>
        </draw:text-box>
      </draw:frame>
      <draw:frame draw:name="Google Shape;84;p9" presentation:style-name="Mpr12" draw:text-style-name="MP16" draw:layer="backgroundobjects" svg:width="5.478cm" svg:height="1.727cm" svg:x="18.738cm" svg:y="7.83cm" presentation:class="title" presentation:user-transformed="true">
        <draw:text-box>
          <text:list text:style-name="ML8">
            <text:list-item>
              <text:p text:style-name="MP15"><text:span text:style-name="MT9">xx%</text:span></text:p>
            </text:list-item>
          </text:list>
        </draw:text-box>
      </draw:frame>
      <presentation:notes style:page-layout-name="PM2">
        <draw:page-thumbnail presentation:style-name="TITLE_5f_ONLY_5f_1-title" draw:layer="backgroundobjects" svg:width="16.931cm" svg:height="9.524cm" svg:x="1.059cm" svg:y="1.93cm" presentation:class="page"/>
        <draw:frame presentation:style-name="TITLE_5f_ONLY_5f_1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_5f_1" style:display-name="MAIN_POINT_1" style:page-layout-name="PM1" draw:style-name="Mdp2">
      <draw:frame draw:name="Google Shape;8;p1" draw:style-name="Mgr3" draw:text-style-name="MP5" draw:layer="backgroundobjects" svg:width="2.22cm" svg:height="0.845cm" svg:x="22.12cm" svg:y="12.806cm">
        <draw:image xlink:href="Pictures/10000201000000FC00000060832F94797447D8D9.png" xlink:type="simple" xlink:show="embed" xlink:actuate="onLoad">
          <text:p/>
        </draw:image>
      </draw:frame>
      <draw:custom-shape draw:name="Google Shape;29;p6" draw:style-name="Mgr8" draw:text-style-name="MP17" draw:layer="backgroundobjects" svg:width="7.215cm" svg:height="8.792cm" svg:x="1.058cm" svg:y="3.314cm">
        <text:p><text:span text:style-name="MT8"/></text:p>
        <draw:enhanced-geometry draw:mirror-horizontal="false" draw:mirror-vertical="false" draw:text-areas="?f5 ?f5 ?f6 ?f7" svg:viewBox="0 0 0 0" draw:type="ooxml-roundRect" draw:modifiers="11000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Google Shape;30;p6" draw:style-name="Mgr8" draw:text-style-name="MP17" draw:layer="backgroundobjects" svg:width="7.215cm" svg:height="8.792cm" svg:x="9.092cm" svg:y="3.314cm">
        <text:p><text:span text:style-name="MT8"/></text:p>
        <draw:enhanced-geometry draw:mirror-horizontal="false" draw:mirror-vertical="false" draw:text-areas="?f5 ?f5 ?f6 ?f7" svg:viewBox="0 0 0 0" draw:type="ooxml-roundRect" draw:modifiers="11000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Google Shape;31;p6" draw:style-name="Mgr8" draw:text-style-name="MP17" draw:layer="backgroundobjects" svg:width="7.215cm" svg:height="8.792cm" svg:x="17.126cm" svg:y="3.314cm">
        <text:p><text:span text:style-name="MT8"/></text:p>
        <draw:enhanced-geometry draw:mirror-horizontal="false" draw:mirror-vertical="false" draw:text-areas="?f5 ?f5 ?f6 ?f7" svg:viewBox="0 0 0 0" draw:type="ooxml-roundRect" draw:modifiers="11000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32;p6" presentation:style-name="MAIN_5f_POINT_5f_1-title" draw:layer="backgroundobjects" svg:width="23.282cm" svg:height="1.203cm" svg:x="1.058cm" svg:y="1cm" presentation:class="title" presentation:placeholder="true" presentation:user-transformed="true">
        <draw:text-box/>
      </draw:frame>
      <draw:frame draw:name="Google Shape;33;p6" presentation:style-name="MAIN_5f_POINT_5f_1-outline1" draw:layer="backgroundobjects" svg:width="1.827cm" svg:height="1.827cm" svg:x="1.693cm" svg:y="3.949cm" presentation:class="outline" presentation:placeholder="true" presentation:user-transformed="true">
        <draw:text-box/>
      </draw:frame>
      <draw:frame draw:name="Google Shape;34;p6" presentation:style-name="MAIN_5f_POINT_5f_1-title" draw:layer="backgroundobjects" svg:width="5.907cm" svg:height="1.346cm" svg:x="1.693cm" svg:y="6.201cm" presentation:class="title" presentation:placeholder="true" presentation:user-transformed="true">
        <draw:text-box/>
      </draw:frame>
      <draw:frame draw:name="Google Shape;35;p6" presentation:style-name="MAIN_5f_POINT_5f_1-outline1" draw:layer="backgroundobjects" svg:width="5.907cm" svg:height="37.198cm" svg:x="1.693cm" svg:y="7.678cm" presentation:class="outline" presentation:placeholder="true" presentation:user-transformed="true">
        <draw:text-box/>
      </draw:frame>
      <draw:frame draw:name="Google Shape;36;p6" presentation:style-name="MAIN_5f_POINT_5f_1-outline1" draw:layer="backgroundobjects" svg:width="1.827cm" svg:height="1.827cm" svg:x="9.727cm" svg:y="3.949cm" presentation:class="outline" presentation:placeholder="true" presentation:user-transformed="true">
        <draw:text-box/>
      </draw:frame>
      <draw:frame draw:name="Google Shape;37;p6" presentation:style-name="MAIN_5f_POINT_5f_1-title" draw:layer="backgroundobjects" svg:width="5.907cm" svg:height="1.346cm" svg:x="9.727cm" svg:y="6.201cm" presentation:class="title" presentation:placeholder="true" presentation:user-transformed="true">
        <draw:text-box/>
      </draw:frame>
      <draw:frame draw:name="Google Shape;38;p6" presentation:style-name="MAIN_5f_POINT_5f_1-outline1" draw:layer="backgroundobjects" svg:width="5.907cm" svg:height="37.198cm" svg:x="9.727cm" svg:y="7.678cm" presentation:class="outline" presentation:placeholder="true" presentation:user-transformed="true">
        <draw:text-box/>
      </draw:frame>
      <draw:frame draw:name="Google Shape;39;p6" presentation:style-name="MAIN_5f_POINT_5f_1-outline1" draw:layer="backgroundobjects" svg:width="1.827cm" svg:height="1.827cm" svg:x="17.761cm" svg:y="3.949cm" presentation:class="outline" presentation:placeholder="true" presentation:user-transformed="true">
        <draw:text-box/>
      </draw:frame>
      <draw:frame draw:name="Google Shape;40;p6" presentation:style-name="MAIN_5f_POINT_5f_1-title" draw:layer="backgroundobjects" svg:width="5.907cm" svg:height="1.346cm" svg:x="17.761cm" svg:y="6.201cm" presentation:class="title" presentation:placeholder="true" presentation:user-transformed="true">
        <draw:text-box/>
      </draw:frame>
      <draw:frame draw:name="Google Shape;41;p6" presentation:style-name="MAIN_5f_POINT_5f_1-outline1" draw:layer="backgroundobjects" svg:width="5.907cm" svg:height="37.198cm" svg:x="17.761cm" svg:y="7.678cm" presentation:class="outline" presentation:placeholder="true" presentation:user-transformed="true">
        <draw:text-box/>
      </draw:frame>
      <presentation:notes style:page-layout-name="PM2">
        <draw:page-thumbnail presentation:style-name="MAIN_5f_POINT_5f_1-title" draw:layer="backgroundobjects" svg:width="16.931cm" svg:height="9.524cm" svg:x="1.059cm" svg:y="1.93cm" presentation:class="page"/>
        <draw:frame presentation:style-name="MAIN_5f_POINT_5f_1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_5f_1_5f_1" style:display-name="MAIN_POINT_1_1" style:page-layout-name="PM1" draw:style-name="Mdp2">
      <draw:frame draw:name="Google Shape;8;p1" draw:style-name="Mgr3" draw:text-style-name="MP5" draw:layer="backgroundobjects" svg:width="2.22cm" svg:height="0.845cm" svg:x="22.12cm" svg:y="12.806cm">
        <draw:image xlink:href="Pictures/10000201000000FC00000060832F94797447D8D9.png" xlink:type="simple" xlink:show="embed" xlink:actuate="onLoad">
          <text:p/>
        </draw:image>
      </draw:frame>
      <draw:custom-shape draw:name="Google Shape;43;p7" draw:style-name="Mgr8" draw:text-style-name="MP17" draw:layer="backgroundobjects" svg:width="7.215cm" svg:height="8.792cm" svg:x="1.058cm" svg:y="3.314cm">
        <text:p><text:span text:style-name="MT8"/></text:p>
        <draw:enhanced-geometry draw:mirror-horizontal="false" draw:mirror-vertical="false" draw:text-areas="?f5 ?f5 ?f6 ?f7" svg:viewBox="0 0 0 0" draw:type="ooxml-roundRect" draw:modifiers="11000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Google Shape;44;p7" draw:style-name="Mgr8" draw:text-style-name="MP17" draw:layer="backgroundobjects" svg:width="7.215cm" svg:height="8.792cm" svg:x="9.092cm" svg:y="3.314cm">
        <text:p><text:span text:style-name="MT8"/></text:p>
        <draw:enhanced-geometry draw:mirror-horizontal="false" draw:mirror-vertical="false" draw:text-areas="?f5 ?f5 ?f6 ?f7" svg:viewBox="0 0 0 0" draw:type="ooxml-roundRect" draw:modifiers="11000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Google Shape;45;p7" draw:style-name="Mgr8" draw:text-style-name="MP17" draw:layer="backgroundobjects" svg:width="7.215cm" svg:height="8.792cm" svg:x="17.126cm" svg:y="3.314cm">
        <text:p><text:span text:style-name="MT8"/></text:p>
        <draw:enhanced-geometry draw:mirror-horizontal="false" draw:mirror-vertical="false" draw:text-areas="?f5 ?f5 ?f6 ?f7" svg:viewBox="0 0 0 0" draw:type="ooxml-roundRect" draw:modifiers="11000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46;p7" presentation:style-name="MAIN_5f_POINT_5f_1_5f_1-title" draw:layer="backgroundobjects" svg:width="23.282cm" svg:height="1.203cm" svg:x="1.058cm" svg:y="1cm" presentation:class="title" presentation:placeholder="true" presentation:user-transformed="true">
        <draw:text-box/>
      </draw:frame>
      <draw:frame draw:name="Google Shape;47;p7" presentation:style-name="MAIN_5f_POINT_5f_1_5f_1-title" draw:layer="backgroundobjects" svg:width="5.907cm" svg:height="1.322cm" svg:x="1.693cm" svg:y="7.683cm" presentation:class="title" presentation:placeholder="true" presentation:user-transformed="true">
        <draw:text-box/>
      </draw:frame>
      <draw:frame draw:name="Google Shape;48;p7" presentation:style-name="MAIN_5f_POINT_5f_1_5f_1-outline1" draw:layer="backgroundobjects" svg:width="5.907cm" svg:height="37.198cm" svg:x="1.693cm" svg:y="9.159cm" presentation:class="outline" presentation:placeholder="true" presentation:user-transformed="true">
        <draw:text-box/>
      </draw:frame>
      <draw:frame draw:name="Google Shape;49;p7" presentation:style-name="MAIN_5f_POINT_5f_1_5f_1-title" draw:layer="backgroundobjects" svg:width="5.907cm" svg:height="1.322cm" svg:x="9.727cm" svg:y="7.683cm" presentation:class="title" presentation:placeholder="true" presentation:user-transformed="true">
        <draw:text-box/>
      </draw:frame>
      <draw:frame draw:name="Google Shape;50;p7" presentation:style-name="MAIN_5f_POINT_5f_1_5f_1-outline1" draw:layer="backgroundobjects" svg:width="5.907cm" svg:height="37.198cm" svg:x="9.727cm" svg:y="9.159cm" presentation:class="outline" presentation:placeholder="true" presentation:user-transformed="true">
        <draw:text-box/>
      </draw:frame>
      <draw:frame draw:name="Google Shape;51;p7" presentation:style-name="MAIN_5f_POINT_5f_1_5f_1-title" draw:layer="backgroundobjects" svg:width="5.907cm" svg:height="1.322cm" svg:x="17.761cm" svg:y="7.683cm" presentation:class="title" presentation:placeholder="true" presentation:user-transformed="true">
        <draw:text-box/>
      </draw:frame>
      <draw:frame draw:name="Google Shape;52;p7" presentation:style-name="MAIN_5f_POINT_5f_1_5f_1-outline1" draw:layer="backgroundobjects" svg:width="5.907cm" svg:height="37.198cm" svg:x="17.761cm" svg:y="9.159cm" presentation:class="outline" presentation:placeholder="true" presentation:user-transformed="true">
        <draw:text-box/>
      </draw:frame>
      <draw:frame draw:name="Google Shape;53;p7" presentation:style-name="MAIN_5f_POINT_5f_1_5f_1-outline1" draw:layer="backgroundobjects" svg:width="7.215cm" svg:height="3.742cm" svg:x="1.058cm" svg:y="3.314cm" presentation:class="outline" presentation:placeholder="true" presentation:user-transformed="true">
        <draw:text-box/>
      </draw:frame>
      <draw:frame draw:name="Google Shape;54;p7" presentation:style-name="MAIN_5f_POINT_5f_1_5f_1-outline1" draw:layer="backgroundobjects" svg:width="7.215cm" svg:height="3.742cm" svg:x="9.092cm" svg:y="3.314cm" presentation:class="outline" presentation:placeholder="true" presentation:user-transformed="true">
        <draw:text-box/>
      </draw:frame>
      <draw:frame draw:name="Google Shape;55;p7" presentation:style-name="MAIN_5f_POINT_5f_1_5f_1-outline1" draw:layer="backgroundobjects" svg:width="7.215cm" svg:height="3.742cm" svg:x="17.107cm" svg:y="3.314cm" presentation:class="outline" presentation:placeholder="true" presentation:user-transformed="true">
        <draw:text-box/>
      </draw:frame>
      <presentation:notes style:page-layout-name="PM2">
        <draw:page-thumbnail presentation:style-name="MAIN_5f_POINT_5f_1_5f_1-title" draw:layer="backgroundobjects" svg:width="16.931cm" svg:height="9.524cm" svg:x="1.059cm" svg:y="1.93cm" presentation:class="page"/>
        <draw:frame presentation:style-name="MAIN_5f_POINT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" style:page-layout-name="PM1" draw:style-name="Mdp1">
      <draw:frame draw:name="Google Shape;8;p1" draw:style-name="Mgr3" draw:text-style-name="MP5" draw:layer="backgroundobjects" svg:width="2.22cm" svg:height="0.845cm" svg:x="22.12cm" svg:y="12.806cm">
        <draw:image xlink:href="Pictures/10000201000000FC00000060832F94797447D8D9.png" xlink:type="simple" xlink:show="embed" xlink:actuate="onLoad">
          <text:p/>
        </draw:image>
      </draw:frame>
      <draw:frame draw:name="Google Shape;86;p10" draw:style-name="Mgr3" draw:text-style-name="MP5" draw:layer="backgroundobjects" svg:width="11.58cm" svg:height="14.287cm" svg:x="0cm" svg:y="0cm">
        <draw:image xlink:href="Pictures/100002010000067C000008002D2467D1CC93010F.png" xlink:type="simple" xlink:show="embed" xlink:actuate="onLoad">
          <text:p/>
        </draw:image>
      </draw:frame>
      <draw:frame draw:name="Google Shape;87;p10" presentation:style-name="Mpr19" draw:text-style-name="MP19" draw:layer="backgroundobjects" svg:width="9.091cm" svg:height="2.693cm" svg:x="1.058cm" svg:y="4.953cm" presentation:class="title" presentation:user-transformed="true">
        <draw:text-box>
          <text:list text:style-name="ML9">
            <text:list-item>
              <text:p text:style-name="MP18"><text:span text:style-name="MT10">xx%</text:span></text:p>
            </text:list-item>
          </text:list>
        </draw:text-box>
      </draw:frame>
      <draw:frame draw:name="Google Shape;88;p10" presentation:style-name="CUSTOM-title" draw:layer="backgroundobjects" svg:width="9.5cm" svg:height="1.687cm" svg:x="1.058cm" svg:y="7.647cm" presentation:class="title" presentation:placeholder="true" presentation:user-transformed="true">
        <draw:text-box/>
      </draw:frame>
      <draw:frame draw:name="Google Shape;89;p10" presentation:style-name="CUSTOM-outline1" draw:layer="backgroundobjects" svg:width="11.58cm" svg:height="11.208cm" svg:x="12.761cm" svg:y="1.133cm" presentation:class="outline" presentation:placeholder="true" presentation:user-transformed="true">
        <draw:text-box/>
      </draw:frame>
      <presentation:notes style:page-layout-name="PM2">
        <draw:page-thumbnail presentation:style-name="CUSTOM-title" draw:layer="backgroundobjects" svg:width="16.931cm" svg:height="9.524cm" svg:x="1.059cm" svg:y="1.93cm" presentation:class="page"/>
        <draw:frame presentation:style-name="CUSTOM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1_5f_1_5f_1" style:display-name="TITLE_1_1_1" style:page-layout-name="PM1" draw:style-name="Mdp2">
      <draw:frame draw:name="Google Shape;8;p1" draw:style-name="Mgr3" draw:text-style-name="MP5" draw:layer="backgroundobjects" svg:width="2.22cm" svg:height="0.845cm" svg:x="22.12cm" svg:y="12.806cm">
        <draw:image xlink:href="Pictures/10000201000000FC00000060832F94797447D8D9.png" xlink:type="simple" xlink:show="embed" xlink:actuate="onLoad">
          <text:p/>
        </draw:image>
      </draw:frame>
      <draw:frame draw:name="Google Shape;57;p8" draw:style-name="Mgr3" draw:text-style-name="MP5" draw:layer="backgroundobjects" svg:width="25.399cm" svg:height="14.287cm" svg:x="0cm" svg:y="0cm">
        <draw:image xlink:href="Pictures/1000020100000800000004805905FB982ECDC210.png" xlink:type="simple" xlink:show="embed" xlink:actuate="onLoad">
          <text:p/>
        </draw:image>
      </draw:frame>
      <draw:frame draw:name="Google Shape;58;p8" presentation:style-name="TITLE_5f_1_5f_1_5f_1-title" draw:layer="backgroundobjects" svg:width="23.282cm" svg:height="1.203cm" svg:x="1.058cm" svg:y="1cm" presentation:class="title" presentation:placeholder="true" presentation:user-transformed="true">
        <draw:text-box/>
      </draw:frame>
      <draw:custom-shape draw:name="Google Shape;59;p8" draw:style-name="Mgr8" draw:text-style-name="MP17" draw:layer="backgroundobjects" svg:width="11.435cm" svg:height="4.253cm" svg:x="1.058cm" svg:y="3.195cm">
        <text:p><text:span text:style-name="MT8"/></text:p>
        <draw:enhanced-geometry draw:mirror-horizontal="false" draw:mirror-vertical="false" draw:text-areas="?f5 ?f5 ?f6 ?f7" svg:viewBox="0 0 0 0" draw:type="ooxml-roundRect" draw:modifiers="11000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60;p8" presentation:style-name="TITLE_5f_1_5f_1_5f_1-title" draw:layer="backgroundobjects" svg:width="10.169cm" svg:height="0.814cm" svg:x="1.693cm" svg:y="3.83cm" presentation:class="title" presentation:placeholder="true" presentation:user-transformed="true">
        <draw:text-box/>
      </draw:frame>
      <draw:frame draw:name="Google Shape;61;p8" presentation:style-name="TITLE_5f_1_5f_1_5f_1-outline1" draw:layer="backgroundobjects" svg:width="10.169cm" svg:height="8.287cm" svg:x="1.693cm" svg:y="4.857cm" presentation:class="outline" presentation:placeholder="true" presentation:user-transformed="true">
        <draw:text-box/>
      </draw:frame>
      <draw:custom-shape draw:name="Google Shape;62;p8" draw:style-name="Mgr8" draw:text-style-name="MP17" draw:layer="backgroundobjects" svg:width="11.435cm" svg:height="4.253cm" svg:x="12.906cm" svg:y="3.195cm">
        <text:p><text:span text:style-name="MT8"/></text:p>
        <draw:enhanced-geometry draw:mirror-horizontal="false" draw:mirror-vertical="false" draw:text-areas="?f5 ?f5 ?f6 ?f7" svg:viewBox="0 0 0 0" draw:type="ooxml-roundRect" draw:modifiers="11000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63;p8" presentation:style-name="TITLE_5f_1_5f_1_5f_1-title" draw:layer="backgroundobjects" svg:width="10.169cm" svg:height="0.814cm" svg:x="13.541cm" svg:y="3.83cm" presentation:class="title" presentation:placeholder="true" presentation:user-transformed="true">
        <draw:text-box/>
      </draw:frame>
      <draw:frame draw:name="Google Shape;64;p8" presentation:style-name="TITLE_5f_1_5f_1_5f_1-outline1" draw:layer="backgroundobjects" svg:width="10.169cm" svg:height="8.287cm" svg:x="13.541cm" svg:y="4.857cm" presentation:class="outline" presentation:placeholder="true" presentation:user-transformed="true">
        <draw:text-box/>
      </draw:frame>
      <draw:custom-shape draw:name="Google Shape;65;p8" draw:style-name="Mgr8" draw:text-style-name="MP17" draw:layer="backgroundobjects" svg:width="11.435cm" svg:height="4.253cm" svg:x="1.058cm" svg:y="7.734cm">
        <text:p><text:span text:style-name="MT8"/></text:p>
        <draw:enhanced-geometry draw:mirror-horizontal="false" draw:mirror-vertical="false" draw:text-areas="?f5 ?f5 ?f6 ?f7" svg:viewBox="0 0 0 0" draw:type="ooxml-roundRect" draw:modifiers="11000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66;p8" presentation:style-name="TITLE_5f_1_5f_1_5f_1-title" draw:layer="backgroundobjects" svg:width="10.169cm" svg:height="0.814cm" svg:x="1.693cm" svg:y="8.369cm" presentation:class="title" presentation:placeholder="true" presentation:user-transformed="true">
        <draw:text-box/>
      </draw:frame>
      <draw:frame draw:name="Google Shape;67;p8" presentation:style-name="TITLE_5f_1_5f_1_5f_1-outline1" draw:layer="backgroundobjects" svg:width="10.169cm" svg:height="8.287cm" svg:x="1.693cm" svg:y="9.395cm" presentation:class="outline" presentation:placeholder="true" presentation:user-transformed="true">
        <draw:text-box/>
      </draw:frame>
      <draw:custom-shape draw:name="Google Shape;68;p8" draw:style-name="Mgr8" draw:text-style-name="MP17" draw:layer="backgroundobjects" svg:width="11.435cm" svg:height="4.253cm" svg:x="12.906cm" svg:y="7.734cm">
        <text:p><text:span text:style-name="MT8"/></text:p>
        <draw:enhanced-geometry draw:mirror-horizontal="false" draw:mirror-vertical="false" draw:text-areas="?f5 ?f5 ?f6 ?f7" svg:viewBox="0 0 0 0" draw:type="ooxml-roundRect" draw:modifiers="11000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69;p8" presentation:style-name="TITLE_5f_1_5f_1_5f_1-title" draw:layer="backgroundobjects" svg:width="10.169cm" svg:height="0.814cm" svg:x="13.541cm" svg:y="8.369cm" presentation:class="title" presentation:placeholder="true" presentation:user-transformed="true">
        <draw:text-box/>
      </draw:frame>
      <draw:frame draw:name="Google Shape;70;p8" presentation:style-name="TITLE_5f_1_5f_1_5f_1-outline1" draw:layer="backgroundobjects" svg:width="10.169cm" svg:height="8.287cm" svg:x="13.541cm" svg:y="9.395cm" presentation:class="outline" presentation:placeholder="true" presentation:user-transformed="true">
        <draw:text-box/>
      </draw:frame>
      <draw:frame draw:name="Google Shape;71;p8" draw:style-name="Mgr3" draw:text-style-name="MP5" draw:layer="backgroundobjects" svg:width="2.22cm" svg:height="0.845cm" svg:x="22.12cm" svg:y="12.806cm">
        <draw:image xlink:href="Pictures/10000201000000FC00000060832F94797447D8D9.png" xlink:type="simple" xlink:show="embed" xlink:actuate="onLoad">
          <text:p/>
        </draw:image>
      </draw:frame>
      <presentation:notes style:page-layout-name="PM2">
        <draw:page-thumbnail presentation:style-name="TITLE_5f_1_5f_1_5f_1-title" draw:layer="backgroundobjects" svg:width="16.931cm" svg:height="9.524cm" svg:x="1.059cm" svg:y="1.93cm" presentation:class="page"/>
        <draw:frame presentation:style-name="TITLE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19"/>
    <meta:generator>LibreOfficeDev/6.0.5.2$Linux_X86_64 LibreOffice_project/</meta:generator>
  </office:meta>
</office:document-meta>
</file>